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4.8153in" table:align="left"/>
    </style:style>
    <style:style style:name="Table1.A" style:family="table-column">
      <style:table-column-properties style:column-width="0.959in"/>
    </style:style>
    <style:style style:name="Table1.B" style:family="table-column">
      <style:table-column-properties style:column-width="3.8563in"/>
    </style:style>
    <style:style style:name="Table1.A1" style:family="table-cell">
      <style:table-cell-properties style:vertical-align="middle" fo:padding="0.0194in" fo:border="none"/>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top="0in" fo:margin-bottom="0.1965in"/>
    </style:style>
    <style:style style:name="P6" style:family="paragraph" style:parent-style-name="Standard">
      <style:paragraph-properties fo:margin-top="0in" fo:margin-bottom="0.1965in"/>
      <style:text-properties fo:font-weight="bold" style:font-weight-asian="bold" style:font-weight-complex="bold"/>
    </style:style>
    <style:style style:name="P7" style:family="paragraph" style:parent-style-name="Standard">
      <style:paragraph-properties fo:margin-top="0in" fo:margin-bottom="0.1965in"/>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top="0in" fo:margin-bottom="0.1965in"/>
      <style:text-properties fo:font-style="italic" style:text-underline-style="none" fo:font-weight="normal" style:font-style-asian="italic" style:font-weight-asian="normal" style:font-style-complex="italic" style:font-weight-complex="normal"/>
    </style:style>
    <style:style style:name="P9" style:family="paragraph" style:parent-style-name="Standard">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10" style:family="paragraph" style:parent-style-name="Preformatted_20_Text">
      <style:paragraph-properties fo:margin-top="0in" fo:margin-bottom="0.1965in"/>
    </style:style>
    <style:style style:name="P11" style:family="paragraph" style:parent-style-name="Standard">
      <style:paragraph-properties fo:margin-top="0in" fo:margin-bottom="0.1965in" fo:break-before="pag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top="0in" fo:margin-bottom="0.1965in" fo:break-before="page"/>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1">
      <style:paragraph-properties fo:margin-top="0in" fo:margin-bottom="0.1965in"/>
    </style:style>
    <style:style style:name="P31" style:family="paragraph" style:parent-style-name="Standard" style:list-style-name="L1">
      <style:paragraph-properties fo:margin-top="0in" fo:margin-bottom="0.1965in"/>
    </style:style>
    <style:style style:name="P32" style:family="paragraph" style:parent-style-name="Standard" style:list-style-name="L1">
      <style:paragraph-properties fo:margin-top="0in" fo:margin-bottom="0.1965in"/>
    </style:style>
    <style:style style:name="P33" style:family="paragraph" style:parent-style-name="Standard" style:list-style-name="L1">
      <style:paragraph-properties fo:margin-top="0in" fo:margin-bottom="0.1965in"/>
    </style:style>
    <style:style style:name="P34" style:family="paragraph" style:parent-style-name="Standard" style:list-style-name="L1">
      <style:paragraph-properties fo:margin-top="0in" fo:margin-bottom="0.1965in"/>
    </style:style>
    <style:style style:name="P35" style:family="paragraph" style:parent-style-name="Standard" style:list-style-name="L1">
      <style:paragraph-properties fo:margin-top="0in" fo:margin-bottom="0.1965in"/>
    </style:style>
    <style:style style:name="P36" style:family="paragraph" style:parent-style-name="Standard" style:list-style-name="L1">
      <style:paragraph-properties fo:margin-top="0in" fo:margin-bottom="0.1965in"/>
    </style:style>
    <style:style style:name="P37" style:family="paragraph" style:parent-style-name="Standard" style:list-style-name="L1">
      <style:paragraph-properties fo:margin-top="0in" fo:margin-bottom="0.1965in"/>
    </style:style>
    <style:style style:name="P38" style:family="paragraph" style:parent-style-name="Standard" style:list-style-name="L1">
      <style:paragraph-properties fo:margin-top="0in" fo:margin-bottom="0.1965in"/>
    </style:style>
    <style:style style:name="P39" style:family="paragraph" style:parent-style-name="Standard" style:list-style-name="L1">
      <style:paragraph-properties fo:margin-top="0in" fo:margin-bottom="0.1965in"/>
    </style:style>
    <style:style style:name="P40" style:family="paragraph" style:parent-style-name="Standard" style:list-style-name="L1">
      <style:paragraph-properties fo:margin-top="0in" fo:margin-bottom="0.1965in"/>
    </style:style>
    <style:style style:name="P41" style:family="paragraph" style:parent-style-name="Standard" style:list-style-name="L1">
      <style:paragraph-properties fo:margin-top="0in" fo:margin-bottom="0.1965in"/>
    </style:style>
    <style:style style:name="P42" style:family="paragraph" style:parent-style-name="Standard" style:list-style-name="L1">
      <style:paragraph-properties fo:margin-top="0in" fo:margin-bottom="0.1965in"/>
    </style:style>
    <style:style style:name="P43" style:family="paragraph" style:parent-style-name="Standard" style:list-style-name="L1">
      <style:paragraph-properties fo:margin-top="0in" fo:margin-bottom="0.1965in"/>
    </style:style>
    <style:style style:name="P44" style:family="paragraph" style:parent-style-name="Standard" style:list-style-name="L1">
      <style:paragraph-properties fo:margin-top="0in" fo:margin-bottom="0.1965in"/>
    </style:style>
    <style:style style:name="P45" style:family="paragraph" style:parent-style-name="Standard" style:list-style-name="L1">
      <style:paragraph-properties fo:margin-top="0in" fo:margin-bottom="0.1965in"/>
    </style:style>
    <style:style style:name="P46" style:family="paragraph" style:parent-style-name="Standard" style:list-style-name="L1">
      <style:paragraph-properties fo:margin-top="0in" fo:margin-bottom="0.1965in"/>
    </style:style>
    <style:style style:name="P47" style:family="paragraph" style:parent-style-name="Standard" style:list-style-name="L1">
      <style:paragraph-properties fo:margin-top="0in" fo:margin-bottom="0.1965in"/>
    </style:style>
    <style:style style:name="P48" style:family="paragraph" style:parent-style-name="Standard" style:list-style-name="L1">
      <style:paragraph-properties fo:margin-top="0in" fo:margin-bottom="0.1965in"/>
    </style:style>
    <style:style style:name="P49" style:family="paragraph" style:parent-style-name="Standard" style:list-style-name="L1">
      <style:paragraph-properties fo:margin-top="0in" fo:margin-bottom="0.1965in"/>
    </style:style>
    <style:style style:name="P50" style:family="paragraph" style:parent-style-name="Standard" style:list-style-name="L3">
      <style:paragraph-properties fo:margin-top="0in" fo:margin-bottom="0.1965in"/>
    </style:style>
    <style:style style:name="P51" style:family="paragraph" style:parent-style-name="Standard" style:list-style-name="L3">
      <style:paragraph-properties fo:margin-top="0in" fo:margin-bottom="0.1965in"/>
    </style:style>
    <style:style style:name="P52" style:family="paragraph" style:parent-style-name="Standard" style:list-style-name="L3">
      <style:paragraph-properties fo:margin-top="0in" fo:margin-bottom="0.1965in"/>
    </style:style>
    <style:style style:name="P53" style:family="paragraph" style:parent-style-name="Standard" style:list-style-name="L3">
      <style:paragraph-properties fo:margin-top="0in" fo:margin-bottom="0.1965in"/>
    </style:style>
    <style:style style:name="P54" style:family="paragraph" style:parent-style-name="Standard" style:list-style-name="L3">
      <style:paragraph-properties fo:margin-top="0in" fo:margin-bottom="0.1965in"/>
    </style:style>
    <style:style style:name="P55" style:family="paragraph" style:parent-style-name="Standard" style:list-style-name="L3">
      <style:paragraph-properties fo:margin-top="0in" fo:margin-bottom="0.1965in"/>
    </style:style>
    <style:style style:name="P56" style:family="paragraph" style:parent-style-name="Standard" style:list-style-name="L3">
      <style:paragraph-properties fo:margin-top="0in" fo:margin-bottom="0.1965in"/>
    </style:style>
    <style:style style:name="P57" style:family="paragraph" style:parent-style-name="Standard" style:list-style-name="L3">
      <style:paragraph-properties fo:margin-top="0in" fo:margin-bottom="0.1965in"/>
    </style:style>
    <style:style style:name="P58" style:family="paragraph" style:parent-style-name="Standard" style:list-style-name="L3">
      <style:paragraph-properties fo:margin-top="0in" fo:margin-bottom="0.1965in"/>
    </style:style>
    <style:style style:name="P59" style:family="paragraph" style:parent-style-name="Standard" style:list-style-name="L3">
      <style:paragraph-properties fo:margin-top="0in" fo:margin-bottom="0.1965in"/>
    </style:style>
    <style:style style:name="P60" style:family="paragraph" style:parent-style-name="Standard" style:list-style-name="L3">
      <style:paragraph-properties fo:margin-top="0in" fo:margin-bottom="0.1965in"/>
    </style:style>
    <style:style style:name="P61" style:family="paragraph" style:parent-style-name="Standard" style:list-style-name="L3">
      <style:paragraph-properties fo:margin-top="0in" fo:margin-bottom="0.1965in"/>
    </style:style>
    <style:style style:name="P62" style:family="paragraph" style:parent-style-name="Standard" style:list-style-name="L3">
      <style:paragraph-properties fo:margin-top="0in" fo:margin-bottom="0.1965in"/>
    </style:style>
    <style:style style:name="P63" style:family="paragraph" style:parent-style-name="Standard" style:list-style-name="L3">
      <style:paragraph-properties fo:margin-top="0in" fo:margin-bottom="0.1965in"/>
    </style:style>
    <style:style style:name="P64" style:family="paragraph" style:parent-style-name="Standard" style:list-style-name="L3">
      <style:paragraph-properties fo:margin-top="0in" fo:margin-bottom="0.1965in"/>
    </style:style>
    <style:style style:name="P65" style:family="paragraph" style:parent-style-name="Standard" style:list-style-name="L3">
      <style:paragraph-properties fo:margin-top="0in" fo:margin-bottom="0.1965in"/>
    </style:style>
    <style:style style:name="P66" style:family="paragraph" style:parent-style-name="Standard" style:list-style-name="L3">
      <style:paragraph-properties fo:margin-top="0in" fo:margin-bottom="0.1965in"/>
    </style:style>
    <style:style style:name="P67" style:family="paragraph" style:parent-style-name="Standard" style:list-style-name="L3">
      <style:paragraph-properties fo:margin-top="0in" fo:margin-bottom="0.1965in"/>
    </style:style>
    <style:style style:name="P68" style:family="paragraph" style:parent-style-name="Standard" style:list-style-name="L4">
      <style:paragraph-properties fo:margin-top="0in" fo:margin-bottom="0.1965in"/>
    </style:style>
    <style:style style:name="P69" style:family="paragraph" style:parent-style-name="Standard" style:list-style-name="L4">
      <style:paragraph-properties fo:margin-top="0in" fo:margin-bottom="0.1965in"/>
    </style:style>
    <style:style style:name="P70" style:family="paragraph" style:parent-style-name="Standard" style:list-style-name="L4">
      <style:paragraph-properties fo:margin-top="0in" fo:margin-bottom="0.1965in"/>
    </style:style>
    <style:style style:name="P71" style:family="paragraph" style:parent-style-name="Standard" style:list-style-name="L4">
      <style:paragraph-properties fo:margin-top="0in" fo:margin-bottom="0.1965in"/>
    </style:style>
    <style:style style:name="P72" style:family="paragraph" style:parent-style-name="Standard" style:list-style-name="L4">
      <style:paragraph-properties fo:margin-top="0in" fo:margin-bottom="0.1965in"/>
    </style:style>
    <style:style style:name="P73" style:family="paragraph" style:parent-style-name="Standard" style:list-style-name="L4">
      <style:paragraph-properties fo:margin-top="0in" fo:margin-bottom="0.1965in"/>
    </style:style>
    <style:style style:name="P74" style:family="paragraph" style:parent-style-name="Standard" style:list-style-name="L4">
      <style:paragraph-properties fo:margin-top="0in" fo:margin-bottom="0.1965in"/>
    </style:style>
    <style:style style:name="P75" style:family="paragraph" style:parent-style-name="Standard" style:list-style-name="L4">
      <style:paragraph-properties fo:margin-top="0in" fo:margin-bottom="0.1965in"/>
    </style:style>
    <style:style style:name="P76" style:family="paragraph" style:parent-style-name="Standard" style:list-style-name="L4">
      <style:paragraph-properties fo:margin-top="0in" fo:margin-bottom="0.1965in"/>
    </style:style>
    <style:style style:name="P77" style:family="paragraph" style:parent-style-name="Standard" style:list-style-name="L4">
      <style:paragraph-properties fo:margin-top="0in" fo:margin-bottom="0.1965in"/>
    </style:style>
    <style:style style:name="P78" style:family="paragraph" style:parent-style-name="Standard" style:list-style-name="L4">
      <style:paragraph-properties fo:margin-top="0in" fo:margin-bottom="0.1965in"/>
    </style:style>
    <style:style style:name="P79" style:family="paragraph" style:parent-style-name="Standard" style:list-style-name="L4">
      <style:paragraph-properties fo:margin-top="0in" fo:margin-bottom="0.1965in"/>
    </style:style>
    <style:style style:name="P80" style:family="paragraph" style:parent-style-name="Standard" style:list-style-name="L4">
      <style:paragraph-properties fo:margin-top="0in" fo:margin-bottom="0.1965in"/>
    </style:style>
    <style:style style:name="P81" style:family="paragraph" style:parent-style-name="Standard" style:list-style-name="L4">
      <style:paragraph-properties fo:margin-top="0in" fo:margin-bottom="0.1965in"/>
    </style:style>
    <style:style style:name="P82" style:family="paragraph" style:parent-style-name="Standard" style:list-style-name="L4">
      <style:paragraph-properties fo:margin-top="0in" fo:margin-bottom="0.1965in"/>
    </style:style>
    <style:style style:name="P83" style:family="paragraph" style:parent-style-name="Standard" style:list-style-name="L4">
      <style:paragraph-properties fo:margin-top="0in" fo:margin-bottom="0.1965in"/>
    </style:style>
    <style:style style:name="P84" style:family="paragraph" style:parent-style-name="Standard" style:list-style-name="L4">
      <style:paragraph-properties fo:margin-top="0in" fo:margin-bottom="0.1965in"/>
    </style:style>
    <style:style style:name="P85" style:family="paragraph" style:parent-style-name="Standard" style:list-style-name="L4">
      <style:paragraph-properties fo:margin-top="0in" fo:margin-bottom="0.1965in"/>
    </style:style>
    <style:style style:name="P86" style:family="paragraph" style:parent-style-name="Standard" style:list-style-name="L4">
      <style:paragraph-properties fo:margin-top="0in" fo:margin-bottom="0.1965in"/>
    </style:style>
    <style:style style:name="P87" style:family="paragraph" style:parent-style-name="Standard" style:list-style-name="L4">
      <style:paragraph-properties fo:margin-top="0in" fo:margin-bottom="0.1965in"/>
    </style:style>
    <style:style style:name="P88" style:family="paragraph" style:parent-style-name="Standard" style:list-style-name="L4">
      <style:paragraph-properties fo:margin-top="0in" fo:margin-bottom="0.1965in"/>
    </style:style>
    <style:style style:name="P89" style:family="paragraph" style:parent-style-name="Standard" style:list-style-name="L5">
      <style:paragraph-properties fo:margin-top="0in" fo:margin-bottom="0.1965in"/>
    </style:style>
    <style:style style:name="P90" style:family="paragraph" style:parent-style-name="Standard" style:list-style-name="L5">
      <style:paragraph-properties fo:margin-top="0in" fo:margin-bottom="0.1965in"/>
    </style:style>
    <style:style style:name="P91" style:family="paragraph" style:parent-style-name="Standard" style:list-style-name="L5">
      <style:paragraph-properties fo:margin-top="0in" fo:margin-bottom="0.1965in"/>
    </style:style>
    <style:style style:name="P92" style:family="paragraph" style:parent-style-name="Standard" style:list-style-name="L5">
      <style:paragraph-properties fo:margin-top="0in" fo:margin-bottom="0.1965in"/>
    </style:style>
    <style:style style:name="P93" style:family="paragraph" style:parent-style-name="Standard" style:list-style-name="L6">
      <style:paragraph-properties fo:margin-top="0in" fo:margin-bottom="0.1965in"/>
    </style:style>
    <style:style style:name="P94" style:family="paragraph" style:parent-style-name="Standard" style:list-style-name="L6">
      <style:paragraph-properties fo:margin-top="0in" fo:margin-bottom="0.1965in"/>
    </style:style>
    <style:style style:name="P95" style:family="paragraph" style:parent-style-name="Standard" style:list-style-name="L6">
      <style:paragraph-properties fo:margin-top="0in" fo:margin-bottom="0.1965in"/>
    </style:style>
    <style:style style:name="P96" style:family="paragraph" style:parent-style-name="Standard" style:list-style-name="L6">
      <style:paragraph-properties fo:margin-top="0in" fo:margin-bottom="0.1965in"/>
    </style:style>
    <style:style style:name="P97" style:family="paragraph" style:parent-style-name="Standard" style:list-style-name="L6">
      <style:paragraph-properties fo:margin-top="0in" fo:margin-bottom="0.1965in"/>
    </style:style>
    <style:style style:name="P98" style:family="paragraph" style:parent-style-name="Standard" style:list-style-name="L6">
      <style:paragraph-properties fo:margin-top="0in" fo:margin-bottom="0.1965in"/>
    </style:style>
    <style:style style:name="P99" style:family="paragraph" style:parent-style-name="Standard" style:list-style-name="L7">
      <style:paragraph-properties fo:margin-top="0in" fo:margin-bottom="0.1965in"/>
    </style:style>
    <style:style style:name="P100" style:family="paragraph" style:parent-style-name="Standard" style:list-style-name="L7">
      <style:paragraph-properties fo:margin-top="0in" fo:margin-bottom="0.1965in"/>
    </style:style>
    <style:style style:name="P101" style:family="paragraph" style:parent-style-name="Standard" style:list-style-name="L7">
      <style:paragraph-properties fo:margin-top="0in" fo:margin-bottom="0.1965in"/>
    </style:style>
    <style:style style:name="P102" style:family="paragraph" style:parent-style-name="Standard" style:list-style-name="L8">
      <style:paragraph-properties fo:margin-top="0in" fo:margin-bottom="0.1965in"/>
    </style:style>
    <style:style style:name="P103" style:family="paragraph" style:parent-style-name="Standard" style:list-style-name="L8">
      <style:paragraph-properties fo:margin-top="0in" fo:margin-bottom="0.1965in"/>
    </style:style>
    <style:style style:name="P104" style:family="paragraph" style:parent-style-name="Standard" style:list-style-name="L8">
      <style:paragraph-properties fo:margin-top="0in" fo:margin-bottom="0.1965in"/>
    </style:style>
    <style:style style:name="P105" style:family="paragraph" style:parent-style-name="Standard" style:list-style-name="L8">
      <style:paragraph-properties fo:margin-top="0in" fo:margin-bottom="0.1965in"/>
    </style:style>
    <style:style style:name="P106" style:family="paragraph" style:parent-style-name="Standard" style:list-style-name="L8">
      <style:paragraph-properties fo:margin-top="0in" fo:margin-bottom="0.1965in"/>
    </style:style>
    <style:style style:name="P107" style:family="paragraph" style:parent-style-name="Standard" style:list-style-name="L8">
      <style:paragraph-properties fo:margin-top="0in" fo:margin-bottom="0.1965in"/>
    </style:style>
    <style:style style:name="P108" style:family="paragraph" style:parent-style-name="Standard" style:list-style-name="L9">
      <style:paragraph-properties fo:margin-top="0in" fo:margin-bottom="0.1965in"/>
    </style:style>
    <style:style style:name="P109" style:family="paragraph" style:parent-style-name="Standard" style:list-style-name="L9">
      <style:paragraph-properties fo:margin-top="0in" fo:margin-bottom="0.1965in"/>
    </style:style>
    <style:style style:name="P110" style:family="paragraph" style:parent-style-name="Standard" style:list-style-name="L9">
      <style:paragraph-properties fo:margin-top="0in" fo:margin-bottom="0.1965in"/>
    </style:style>
    <style:style style:name="P111" style:family="paragraph" style:parent-style-name="Standard" style:list-style-name="L9">
      <style:paragraph-properties fo:margin-top="0in" fo:margin-bottom="0.1965in"/>
    </style:style>
    <style:style style:name="P112" style:family="paragraph" style:parent-style-name="Standard" style:list-style-name="L9">
      <style:paragraph-properties fo:margin-top="0in" fo:margin-bottom="0.1965in"/>
    </style:style>
    <style:style style:name="P113" style:family="paragraph" style:parent-style-name="Standard" style:list-style-name="L9">
      <style:paragraph-properties fo:margin-top="0in" fo:margin-bottom="0.1965in"/>
    </style:style>
    <style:style style:name="P114" style:family="paragraph" style:parent-style-name="Standard" style:list-style-name="L9">
      <style:paragraph-properties fo:margin-top="0in" fo:margin-bottom="0.1965in"/>
    </style:style>
    <style:style style:name="P115" style:family="paragraph" style:parent-style-name="Standard" style:list-style-name="L9">
      <style:paragraph-properties fo:margin-top="0in" fo:margin-bottom="0.1965in"/>
    </style:style>
    <style:style style:name="P116" style:family="paragraph" style:parent-style-name="Standard" style:list-style-name="L9">
      <style:paragraph-properties fo:margin-top="0in" fo:margin-bottom="0.1965in"/>
    </style:style>
    <style:style style:name="P117" style:family="paragraph" style:parent-style-name="Standard" style:list-style-name="L9">
      <style:paragraph-properties fo:margin-top="0in" fo:margin-bottom="0.1965in"/>
    </style:style>
    <style:style style:name="P118" style:family="paragraph" style:parent-style-name="Standard" style:list-style-name="L9">
      <style:paragraph-properties fo:margin-top="0in" fo:margin-bottom="0.1965in"/>
    </style:style>
    <style:style style:name="P119" style:family="paragraph" style:parent-style-name="Standard" style:list-style-name="L9">
      <style:paragraph-properties fo:margin-top="0in" fo:margin-bottom="0.1965in"/>
    </style:style>
    <style:style style:name="P120"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21"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22"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23"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24"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25"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26"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27"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28"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29"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30"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31"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32"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33"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34"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35"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36"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37"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38"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39"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40"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41"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42"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43"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44"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45"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46"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47"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48"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49"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50"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51"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52"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53"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54"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55"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56"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57"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58"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59"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60"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61"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62"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63"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64"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65"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66"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67"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68"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69"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70"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71"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72"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73"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74"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75"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76"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77"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78"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79"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80"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81"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82"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83"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84"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85"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86"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87"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88"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89"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90"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91"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92"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93"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94"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95"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96"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97"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98"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199"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00"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01"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02"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03"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04"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05"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06"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07"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08"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09"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10" style:family="paragraph" style:parent-style-name="Standard" style:list-style-name="L10">
      <style:paragraph-properties fo:margin-top="0in" fo:margin-bottom="0.1965in"/>
      <style:text-properties style:text-underline-style="none" fo:font-weight="normal" style:font-weight-asian="normal" style:font-weight-complex="normal"/>
    </style:style>
    <style:style style:name="P211" style:family="paragraph" style:parent-style-name="Standard" style:list-style-name="L10">
      <style:paragraph-properties fo:margin-top="0in" fo:margin-bottom="0.1965in"/>
      <style:text-properties style:text-underline-style="solid" style:text-underline-width="auto" style:text-underline-color="font-color" fo:font-weight="bold" style:font-weight-asian="bold" style:font-weight-complex="bold"/>
    </style:style>
    <style:style style:name="P212" style:family="paragraph" style:parent-style-name="Standard">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13"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14"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15"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16"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17"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18"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19"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20"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21"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22"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23"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24"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25"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26"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27"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28"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29"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30"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31"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32"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33"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34"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35"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36"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37"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38"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39"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40"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41"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42"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43"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44" style:family="paragraph" style:parent-style-name="Standard"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45" style:family="paragraph" style:parent-style-name="Standard" style:list-style-name="L12">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46" style:family="paragraph" style:parent-style-name="Standard" style:list-style-name="L12">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47" style:family="paragraph" style:parent-style-name="Standard" style:list-style-name="L12">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48" style:family="paragraph" style:parent-style-name="Standard" style:list-style-name="L13">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49" style:family="paragraph" style:parent-style-name="Standard" style:list-style-name="L13">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50" style:family="paragraph" style:parent-style-name="Standard" style:list-style-name="L13">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51" style:family="paragraph" style:parent-style-name="Standard" style:list-style-name="L13">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52" style:family="paragraph" style:parent-style-name="Standard" style:list-style-name="L13">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53" style:family="paragraph" style:parent-style-name="Standard" style:list-style-name="L13">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54" style:family="paragraph" style:parent-style-name="Standard" style:list-style-name="L13">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55" style:family="paragraph" style:parent-style-name="Standard" style:list-style-name="L13">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56" style:family="paragraph" style:parent-style-name="Standard" style:list-style-name="L13">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57" style:family="paragraph" style:parent-style-name="Standard" style:list-style-name="L13">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58" style:family="paragraph" style:parent-style-name="Standard" style:list-style-name="L14">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59"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60"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61"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62"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63"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64"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65"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66"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67"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68"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69"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70"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71" style:family="paragraph" style:parent-style-name="Standard" style:list-style-name="L15">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72" style:family="paragraph" style:parent-style-name="Standard" style:list-style-name="L16">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73" style:family="paragraph" style:parent-style-name="Standard" style:list-style-name="L16">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74" style:family="paragraph" style:parent-style-name="Standard" style:list-style-name="L16">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75" style:family="paragraph" style:parent-style-name="Standard" style:list-style-name="L16">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76" style:family="paragraph" style:parent-style-name="Standard" style:list-style-name="L16">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77" style:family="paragraph" style:parent-style-name="Standard" style:list-style-name="L16">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78" style:family="paragraph" style:parent-style-name="Standard" style:list-style-name="L16">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79" style:family="paragraph" style:parent-style-name="Standard" style:list-style-name="L16">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80" style:family="paragraph" style:parent-style-name="Standard" style:list-style-name="L16">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81" style:family="paragraph" style:parent-style-name="Standard" style:list-style-name="L16">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82" style:family="paragraph" style:parent-style-name="Standard" style:list-style-name="L16">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83"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84"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85"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86"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87"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88"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89"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90"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91"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92"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93"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94"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95"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96"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97"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98"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299"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300"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301"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302" style:family="paragraph" style:parent-style-name="Standard" style:list-style-name="L17">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P303" style:family="paragraph" style:parent-style-name="Preformatted_20_Text" style:list-style-name="L1"/>
    <style:style style:name="P304" style:family="paragraph" style:parent-style-name="Text_20_body" style:list-style-name="L11">
      <style:paragraph-properties fo:margin-top="0in" fo:margin-bottom="0.1965in"/>
      <style:text-properties fo:font-style="normal" style:text-underline-style="none" fo:font-weight="normal" style:font-style-asian="normal" style:font-weight-asian="normal" style:font-style-complex="normal" style:font-weight-complex="normal"/>
    </style:style>
    <style:style style:name="T1" style:family="text">
      <style:text-properties style:text-position="super 58%"/>
    </style:style>
    <style:style style:name="T2" style:family="text">
      <style:text-properties style:text-underline-style="none" fo:font-weight="normal" style:font-weight-asian="normal" style:font-weight-complex="normal"/>
    </style:style>
    <text:list-style style:name="L1">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2">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3">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4">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5">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6">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7">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8">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9">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10">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11">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12">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13">
      <text:list-level-style-bullet text:level="1" text:style-name="Bullet_5f_20_5f_Symbols" style:num-suffix="." text:bullet-char="–">
        <style:list-level-properties text:min-label-width="0.25in"/>
        <style:text-properties style:font-name="StarSymbol"/>
      </text:list-level-style-bullet>
      <text:list-level-style-bullet text:level="2" text:style-name="Bullet_5f_20_5f_Symbols" style:num-suffix="." text:bullet-char="–">
        <style:list-level-properties text:space-before="0.25in" text:min-label-width="0.25in"/>
        <style:text-properties style:font-name="StarSymbol"/>
      </text:list-level-style-bullet>
      <text:list-level-style-bullet text:level="3" text:style-name="Bullet_5f_20_5f_Symbols" style:num-suffix="." text:bullet-char="–">
        <style:list-level-properties text:space-before="0.5in" text:min-label-width="0.25in"/>
        <style:text-properties style:font-name="StarSymbol"/>
      </text:list-level-style-bullet>
      <text:list-level-style-bullet text:level="4" text:style-name="Bullet_5f_20_5f_Symbols" style:num-suffix="." text:bullet-char="–">
        <style:list-level-properties text:space-before="0.75in" text:min-label-width="0.25in"/>
        <style:text-properties style:font-name="StarSymbol"/>
      </text:list-level-style-bullet>
      <text:list-level-style-bullet text:level="5" text:style-name="Bullet_5f_20_5f_Symbols" style:num-suffix="." text:bullet-char="–">
        <style:list-level-properties text:space-before="1in" text:min-label-width="0.25in"/>
        <style:text-properties style:font-name="StarSymbol"/>
      </text:list-level-style-bullet>
      <text:list-level-style-bullet text:level="6" text:style-name="Bullet_5f_20_5f_Symbols" style:num-suffix="." text:bullet-char="–">
        <style:list-level-properties text:space-before="1.25in" text:min-label-width="0.25in"/>
        <style:text-properties style:font-name="StarSymbol"/>
      </text:list-level-style-bullet>
      <text:list-level-style-bullet text:level="7" text:style-name="Bullet_5f_20_5f_Symbols" style:num-suffix="." text:bullet-char="–">
        <style:list-level-properties text:space-before="1.5in" text:min-label-width="0.25in"/>
        <style:text-properties style:font-name="StarSymbol"/>
      </text:list-level-style-bullet>
      <text:list-level-style-bullet text:level="8" text:style-name="Bullet_5f_20_5f_Symbols" style:num-suffix="." text:bullet-char="–">
        <style:list-level-properties text:space-before="1.75in" text:min-label-width="0.25in"/>
        <style:text-properties style:font-name="StarSymbol"/>
      </text:list-level-style-bullet>
      <text:list-level-style-bullet text:level="9" text:style-name="Bullet_5f_20_5f_Symbols" style:num-suffix="." text:bullet-char="–">
        <style:list-level-properties text:space-before="2in" text:min-label-width="0.25in"/>
        <style:text-properties style:font-name="StarSymbol"/>
      </text:list-level-style-bullet>
      <text:list-level-style-bullet text:level="10" text:style-name="Bullet_5f_20_5f_Symbols" style:num-suffix="." text:bullet-char="–">
        <style:list-level-properties text:space-before="2.25in" text:min-label-width="0.25in"/>
        <style:text-properties style:font-name="StarSymbol"/>
      </text:list-level-style-bullet>
    </text:list-style>
    <text:list-style style:name="L14">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start-value="3"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 Journal (temporal file)</text:p>
      <text:p text:style-name="P1"/>
      <text:p text:style-name="P1">Group 16: David Rozas &amp; Kunal Masse</text:p>
      <text:p text:style-name="Standard"/>
      <text:p text:style-name="Standard"/>
      <text:p text:style-name="P2">Part I: Certificate Authority</text:p>
      <text:p text:style-name="Standard"/>
      <text:p text:style-name="P4">19<text:span text:style-name="T1">th</text:span> February 2008</text:p>
      <text:p text:style-name="Standard"/>
      <text:list text:style-name="L1">
        <text:list-item>
          <text:p text:style-name="P13">Group certificate request generated and sent:</text:p>
          <text:list>
            <text:list-item>
              <text:p text:style-name="P13">$ openssl req -in grnn_req.pem -verify -text -noout</text:p>
            </text:list-item>
          </text:list>
        </text:list-item>
        <text:list-item>
          <text:p text:style-name="P13">We decided to start with part II (see activities performed on 19<text:span text:style-name="T1">th</text:span> February in Part II)</text:p>
        </text:list-item>
      </text:list>
      <text:p text:style-name="Standard"/>
      <text:p text:style-name="P4">20<text:span text:style-name="T1">th</text:span> February 2008</text:p>
      <text:p text:style-name="Standard"/>
      <text:list text:style-name="L1">
        <text:list-item text:start-value="1">
          <text:p text:style-name="P13">Certificate properly signed received and checked with commands in the lab description.</text:p>
        </text:list-item>
        <text:list-item>
          <text:p text:style-name="P13">Creation of directories accomplished</text:p>
        </text:list-item>
        <text:list-item>
          <text:p text:style-name="P13">We copy gr16_private.key and we rename it to cakey.pem</text:p>
        </text:list-item>
        <text:list-item>
          <text:p text:style-name="P13">To create caconf.cnf, we copy and rename stud_openssl.cnf. Some changes will be applied over this configuration file</text:p>
        </text:list-item>
        <text:list-item>
          <text:p text:style-name="P13">Creation of configuration file caconf.cnf for the CA: based on <text:s text:c="2"/><text:a xlink:type="simple" xlink:href="http://www.eclectica.ca/howto/ssl-cert-howto.php">http://www.eclectica.ca/howto/ssl-cert-howto.php</text:a><text:a xlink:type="simple" xlink:href="http://www.eclectica.ca/howto/ssl-cert-howto.php"> <text:s/>&amp;&amp; <text:s text:c="2"/></text:a><text:a xlink:type="simple" xlink:href="http://www.openssl.org/docs/apps/req.html">http://www.openssl.org/docs/apps/req.html</text:a></text:p>
          <text:list>
            <text:list-item>
              <text:p text:style-name="P13">In the tutorial at the beginning they explained how to be create own root CA, but we have a signed one, so this is not necessary.</text:p>
            </text:list-item>
            <text:list-item>
              <text:p text:style-name="P13">We have followed these steps:</text:p>
              <text:list>
                <text:list-item>
                  <text:p text:style-name="P13">create directories (file structure differs from tutorial, newcerts in our is inside private)</text:p>
                </text:list-item>
                <text:list-item>
                  <text:p text:style-name="P13">create a database for the certificates we will sign:</text:p>
                  <text:list>
                    <text:list-header>
                      <text:p text:style-name="P303"># echo '01' &gt;serial</text:p>
                    </text:list-header>
                  </text:list>
                </text:list-item>
              </text:list>
            </text:list-item>
          </text:list>
        </text:list-item>
      </text:list>
      <text:p text:style-name="P10"><text:tab/><text:tab/># touch index.txt</text:p>
      <text:list text:style-name="L1">
        <text:list-item text:start-value="1">
          <text:list>
            <text:list-item text:start-value="1">
              <text:list>
                <text:list-item text:start-value="1">
                  <text:p text:style-name="P13">Create caconf.cnf, first step:</text:p>
                </text:list-item>
              </text:list>
            </text:list-item>
          </text:list>
        </text:list-item>
      </text:list>
      <text:p text:style-name="Standard"/>
      <text:p text:style-name="Standard">#---Begin--- </text:p>
      <text:p text:style-name="Standard"># </text:p>
      <text:p text:style-name="Standard"># OpenSSL configuration file. </text:p>
      <text:p text:style-name="Standard"># </text:p>
      <text:p text:style-name="Standard"># drozas: Establish working directory. </text:p>
      <text:p text:style-name="Standard">dir <text:s text:c="20"/>= . </text:p>
      <text:p text:style-name="Standard"/>
      <text:p text:style-name="Standard"/>
      <text:p text:style-name="Standard">[ req ] </text:p>
      <text:p text:style-name="Standard"><text:soft-page-break/>default_bits <text:s text:c="19"/>= 2048 </text:p>
      <text:p text:style-name="Standard">#drozas: changed default keyfile from private.key to cakey.pem </text:p>
      <text:p text:style-name="Standard">default_keyfile <text:s text:c="16"/>= cakey.pem </text:p>
      <text:p text:style-name="Standard">distinguished_name <text:s text:c="13"/>= req_distinguished_name </text:p>
      <text:p text:style-name="Standard">string_mask <text:s text:c="20"/>= utf8only </text:p>
      <text:p text:style-name="Standard">#drozas: default_message_diggest necessary? </text:p>
      <text:p text:style-name="Standard">[ req_distinguished_name ] </text:p>
      <text:p text:style-name="Standard">countryName <text:s text:c="20"/>= Country Name (2 letter code) </text:p>
      <text:p text:style-name="Standard">countryName_default <text:s text:c="12"/>= NO </text:p>
      <text:p text:style-name="Standard">countryName_min <text:s text:c="16"/>= 2 </text:p>
      <text:p text:style-name="Standard">countryName_max <text:s text:c="16"/>= 2 </text:p>
      <text:p text:style-name="Standard">#drozas change 0 to 1 because of the value on serial </text:p>
      <text:p text:style-name="Standard">1.organizationName <text:s text:c="13"/>= Organization Name (eg, company) </text:p>
      <text:p text:style-name="Standard">1.organizationName_default <text:s text:c="5"/>= NORGES TEKNISK-NATURVITENSKAPELIGE UNIVERSITET NTNU </text:p>
      <text:p text:style-name="Standard">organizationalUnitName <text:s text:c="9"/>= Department </text:p>
      <text:p text:style-name="Standard">organizationalUnitName_default <text:s/>= Telematics </text:p>
      <text:p text:style-name="Standard">#drozas: change comment, and default value added </text:p>
      <text:p text:style-name="Standard">commonName <text:s text:c="21"/>= Common Name (name of the server) </text:p>
      <text:p text:style-name="Standard">commonName_default <text:s text:c="13"/>= ttm4135.item.ntnu.no </text:p>
      <text:p text:style-name="Standard">commonName_max <text:s text:c="17"/>= 64 </text:p>
      <text:p text:style-name="Standard"/>
      <text:p text:style-name="Standard">#drozas added to avoid put more parameters on the command line in certificate creation, we are going to force the use of server_cert </text:p>
      <text:p text:style-name="Standard">#distinguished_name <text:s text:c="4"/>= req_distinguished_name ###duplicated!! </text:p>
      <text:p text:style-name="Standard">req_extensions <text:s text:c="9"/>= server_cert </text:p>
      <text:p text:style-name="Standard"/>
      <text:p text:style-name="Standard">#drozas: necessary?. To protect of unauthorized use of our CA? </text:p>
      <text:p text:style-name="Standard">#[ v3_ca ] </text:p>
      <text:p text:style-name="Standard">#basicConstraints <text:s text:c="6"/>= CA:TRUE </text:p>
      <text:p text:style-name="Standard">#subjectKeyIdentifier <text:s text:c="2"/>= hash </text:p>
      <text:p text:style-name="Standard">#authorityKeyIdentifier = keyid:always,issuer:always </text:p>
      <text:p text:style-name="Standard"/>
      <text:p text:style-name="Standard">#Section with options to create certificates, probably not necessary because we are only going to certificate for apache </text:p>
      <text:p text:style-name="Standard">#[ v3_req ] </text:p>
      <text:p text:style-name="Standard">#basicConstraints <text:s text:c="6"/>= CA:FALSE </text:p>
      <text:p text:style-name="Standard">#subjectKeyIdentifier <text:s text:c="2"/>= hash </text:p>
      <text:p text:style-name="Standard"/>
      <text:p text:style-name="Standard">#Options to sign apache certificates </text:p>
      <text:p text:style-name="Standard">[ server_cert ] </text:p>
      <text:p text:style-name="Standard"><text:soft-page-break/>basicConstraints <text:s text:c="6"/>= critical, CA:FALSE </text:p>
      <text:p text:style-name="Standard">subjectKeyIdentifier <text:s text:c="2"/>= hash </text:p>
      <text:p text:style-name="Standard">keyUsage <text:s text:c="14"/>= digitalSignature, keyEncipherment </text:p>
      <text:p text:style-name="Standard">nsCertType <text:s text:c="12"/>= server </text:p>
      <text:p text:style-name="Standard">#----End---- </text:p>
      <text:list text:style-name="L1">
        <text:list-item>
          <text:list>
            <text:list-item>
              <text:list>
                <text:list-header>
                  <text:p text:style-name="P30"/>
                </text:list-header>
                <text:list-item>
                  <text:p text:style-name="P30">Generation of the apache certificate request,</text:p>
                  <text:list>
                    <text:list-item>
                      <text:p text:style-name="P30">openssl req -new -nodes -keyout newcerts/server_key.pem -out newcerts/server_cert.pem -config caconf.cnf </text:p>
                    </text:list-item>
                    <text:list-item>
                      <text:p text:style-name="P30">The Common Name we have chosen is ttm4135.item.ntnu.no because this is the name of <text:s/>the host were we are going to run apache</text:p>
                    </text:list-item>
                  </text:list>
                </text:list-item>
                <text:list-item>
                  <text:p text:style-name="P30">Checking that is correct:</text:p>
                  <text:list>
                    <text:list-item>
                      <text:p text:style-name="P30">openssl req -in newcerts/server_cert.pem -text -verify -noout </text:p>
                    </text:list-item>
                  </text:list>
                </text:list-item>
              </text:list>
            </text:list-item>
          </text:list>
        </text:list-item>
      </text:list>
      <text:p text:style-name="P5">verify OK </text:p>
      <text:p text:style-name="P5">Certificate Request: </text:p>
      <text:p text:style-name="P5"><text:s text:c="4"/>Data: </text:p>
      <text:p text:style-name="P5"><text:s text:c="8"/>Version: 0 (0x0) </text:p>
      <text:p text:style-name="P5"><text:s text:c="8"/>Subject: C=NO, O=NORGES TEKNISK-NATURVITENSKAPELIGE UNIVERSITET NTNU, OU=Telematics, CN=ttm4135.item.ntnu.no </text:p>
      <text:p text:style-name="P5"><text:s text:c="8"/>Subject Public Key Info: </text:p>
      <text:p text:style-name="P5"><text:s text:c="12"/>Public Key Algorithm: rsaEncryption </text:p>
      <text:p text:style-name="P5"><text:s text:c="12"/>RSA Public Key: (2048 bit) </text:p>
      <text:p text:style-name="P5"><text:s text:c="16"/>Modulus (2048 bit): </text:p>
      <text:p text:style-name="P5"><text:s text:c="20"/>00:c7:ce:c1:77:88:d5:72:9a:6e:dc:42:b5:3d:88: </text:p>
      <text:p text:style-name="P5"><text:s text:c="20"/>3a:62:61:8a:08:61:b4:90:98:e3:93:74:e7:c6:73: </text:p>
      <text:p text:style-name="P5"><text:s text:c="20"/>a8:06:37:4d:e0:98:71:31:47:cf:ca:78:26:51:a7: </text:p>
      <text:p text:style-name="P5"><text:soft-page-break/><text:s text:c="20"/>f0:e8:e1:81:4e:d5:d5:d8:70:f8:27:de:8f:61:40: </text:p>
      <text:p text:style-name="P5"><text:s text:c="20"/>8f:89:e9:9a:28:0c:bb:aa:8a:1b:dc:c7:7e:94:29: </text:p>
      <text:p text:style-name="P5"><text:s text:c="20"/>fb:b4:db:58:ad:7a:c7:c0:a6:8a:97:e4:68:81:a0: </text:p>
      <text:p text:style-name="P5"><text:s text:c="20"/>8a:e9:33:04:4e:cd:5f:4f:b6:d9:bb:00:a4:60:29: </text:p>
      <text:p text:style-name="P5"><text:s text:c="20"/>9c:8c:31:0e:cc:01:58:ae:02:5e:73:b7:bc:16:91: </text:p>
      <text:p text:style-name="P5"><text:s text:c="20"/>f3:18:5b:28:ae:ae:47:7d:7f:ea:88:5c:4e:e7:5c: </text:p>
      <text:p text:style-name="P5"><text:s text:c="20"/>c4:09:3f:45:6c:4b:4f:23:3c:1f:27:3f:4c:14:3b: </text:p>
      <text:p text:style-name="P5"><text:s text:c="20"/>c3:26:21:55:4a:11:a2:81:05:47:63:4e:66:06:c5: </text:p>
      <text:p text:style-name="P5"><text:s text:c="20"/>5c:bf:1f:7a:37:d0:44:51:05:d2:aa:d1:ae:d6:7e: </text:p>
      <text:p text:style-name="P5"><text:s text:c="20"/>99:98:fa:de:e3:61:94:f1:6a:8e:44:bb:60:c0:d9: </text:p>
      <text:p text:style-name="P5"><text:s text:c="20"/>3f:62:5a:99:e1:79:6f:03:26:0b:34:4b:68:4e:9a: </text:p>
      <text:p text:style-name="P5"><text:s text:c="20"/>65:46:a5:6a:65:6d:04:72:ab:dd:63:8a:82:d0:6c: </text:p>
      <text:p text:style-name="P5"><text:s text:c="20"/>6b:43:b0:b8:66:08:19:fd:b1:25:bc:8d:62:9f:12: </text:p>
      <text:p text:style-name="P5"><text:s text:c="20"/>65:54:a3:2c:f6:70:79:b8:e7:2a:bb:82:ab:49:cb: </text:p>
      <text:p text:style-name="P5"><text:s text:c="20"/>0d:07 </text:p>
      <text:p text:style-name="P5"><text:s text:c="16"/>Exponent: 65537 (0x10001) </text:p>
      <text:p text:style-name="P5"><text:s text:c="8"/>Attributes: </text:p>
      <text:p text:style-name="P5"><text:s text:c="12"/>a0:00 </text:p>
      <text:p text:style-name="P5"><text:s text:c="4"/>Signature Algorithm: sha1WithRSAEncryption </text:p>
      <text:p text:style-name="P5"><text:s text:c="8"/>a5:42:09:9b:4b:6f:35:25:d0:33:90:73:7e:d0:56:d4:e8:6f: </text:p>
      <text:p text:style-name="P5"><text:s text:c="8"/>60:c5:08:e2:91:71:4d:e9:75:a8:db:03:e4:0f:e9:68:b5:7d: </text:p>
      <text:p text:style-name="P5"><text:s text:c="8"/>fd:f6:d8:74:3d:60:7a:60:d0:f8:23:a4:0b:3e:0d:b8:a9:aa: </text:p>
      <text:p text:style-name="P5"><text:soft-page-break/><text:s text:c="8"/>3f:28:a4:fe:05:3e:ec:55:6b:58:29:14:f4:8e:36:f1:00:25: </text:p>
      <text:p text:style-name="P5"><text:s text:c="8"/>56:28:61:56:45:10:53:12:56:77:96:ea:b5:4d:82:c3:5e:aa: </text:p>
      <text:p text:style-name="P5"><text:s text:c="8"/>03:0c:9a:b6:d6:42:7d:d6:62:34:7c:7f:86:ef:0f:b9:79:23: </text:p>
      <text:p text:style-name="P5"><text:s text:c="8"/>ae:bf:ea:db:6a:10:62:78:88:bc:a3:41:4c:f7:29:e1:14:90: </text:p>
      <text:p text:style-name="P5"><text:s text:c="8"/>dc:df:c4:2b:7d:29:b0:ee:7d:8e:3f:1f:6a:dc:6e:1e:92:85: </text:p>
      <text:p text:style-name="P5"><text:s text:c="8"/>9f:f7:2c:71:2e:57:81:6b:bd:d8:ea:31:1e:4b:e5:e6:a5:52: </text:p>
      <text:p text:style-name="P5"><text:s text:c="8"/>e4:49:ff:1d:67:4a:7b:94:ee:20:86:1b:3a:e9:62:ab:bb:26: </text:p>
      <text:p text:style-name="P5"><text:s text:c="8"/>0b:7d:fd:07:81:59:7c:40:dd:29:c4:1c:dc:94:11:e1:77:c1: </text:p>
      <text:p text:style-name="P5"><text:s text:c="8"/>40:8b:f4:82:55:f1:a4:59:f9:ee:ea:4e:d8:22:be:9f:1d:32: </text:p>
      <text:p text:style-name="P5"><text:s text:c="8"/>ef:a3:f7:da:f5:8b:ad:70:ee:2e:21:65:c0:bd:e7:ce:28:dc: </text:p>
      <text:p text:style-name="P5"><text:s text:c="8"/>24:d1:c5:8d:7a:ab:e3:31:72:76:73:b8:19:56:95:32:a7:7b: </text:p>
      <text:p text:style-name="P5"><text:s text:c="8"/>e1:96:ce:3b </text:p>
      <text:list text:style-name="L1">
        <text:list-item>
          <text:list>
            <text:list-item>
              <text:list>
                <text:list-item>
                  <text:list>
                    <text:list-header>
                      <text:p text:style-name="P13"/>
                    </text:list-header>
                  </text:list>
                </text:list-item>
              </text:list>
            </text:list-item>
          </text:list>
        </text:list-item>
      </text:list>
      <text:p text:style-name="Standard"/>
      <text:list text:style-name="L1">
        <text:list-item text:start-value="1">
          <text:list>
            <text:list-item text:start-value="1">
              <text:list>
                <text:list-item text:start-value="1">
                  <text:p text:style-name="P30">Adding information necessary to caconf.cnf in order to be able to sign:</text:p>
                </text:list-item>
              </text:list>
            </text:list-item>
          </text:list>
        </text:list-item>
      </text:list>
      <text:p text:style-name="P5">#drozas: added to allow signing certificate </text:p>
      <text:p text:style-name="P5">[ ca ] </text:p>
      <text:p text:style-name="P5">default_ca <text:s text:c="13"/>= CA_default </text:p>
      <text:p text:style-name="P5"/>
      <text:p text:style-name="P5">[ CA_default ] </text:p>
      <text:p text:style-name="P5">serial <text:s text:c="17"/>= $dir/serial </text:p>
      <text:p text:style-name="P5">#drozas: change index.txt to index </text:p>
      <text:p text:style-name="P5">database <text:s text:c="15"/>= $dir/index </text:p>
      <text:p text:style-name="P5"><text:soft-page-break/>new_certs_dir <text:s text:c="10"/>= $dir/newcerts </text:p>
      <text:p text:style-name="P5">certificate <text:s text:c="12"/>= $dir/cacert.pem </text:p>
      <text:p text:style-name="P5">#drozas: deleted private from path (we are going to execute from there) </text:p>
      <text:p text:style-name="P5">private_key <text:s text:c="12"/>= $dir/cakey.pem </text:p>
      <text:p text:style-name="P5">default_days <text:s text:c="11"/>= 365 </text:p>
      <text:p text:style-name="P5">default_md <text:s text:c="13"/>= md5 </text:p>
      <text:p text:style-name="P5">preserve <text:s text:c="15"/>= no </text:p>
      <text:p text:style-name="P5">email_in_dn <text:s text:c="12"/>= no </text:p>
      <text:p text:style-name="P5">nameopt <text:s text:c="16"/>= default_ca </text:p>
      <text:p text:style-name="P5">certopt <text:s text:c="16"/>= default_ca </text:p>
      <text:p text:style-name="P5">policy <text:s text:c="17"/>= policy_match </text:p>
      <text:p text:style-name="P5"/>
      <text:p text:style-name="P5">[ policy_match ] </text:p>
      <text:p text:style-name="P5">countryName <text:s text:c="12"/>= match </text:p>
      <text:p text:style-name="P5">organizationName <text:s text:c="7"/>= match </text:p>
      <text:p text:style-name="P5">organizationalUnitName <text:s/>= optional </text:p>
      <text:p text:style-name="P5">commonName <text:s text:c="13"/>= supplied </text:p>
      <text:p text:style-name="P5">emailAddress <text:s text:c="11"/>= optional </text:p>
      <text:p text:style-name="P5"/>
      <text:list text:style-name="L1">
        <text:list-item text:start-value="1">
          <text:list>
            <text:list-item text:start-value="1">
              <text:list>
                <text:list-item text:start-value="1">
                  <text:p text:style-name="P30">Signing certificate: </text:p>
                  <text:list>
                    <text:list-item>
                      <text:p text:style-name="P30">openssl ca -out newcerts/server_cert_signed.pem -config caconf.cnf -infiles newcerts/server_cert.pem </text:p>
                    </text:list-item>
                    <text:list-item>
                      <text:p text:style-name="P30">NOTE: We made a mistake about the names of the files which are not very <text:soft-page-break/>undestandable : server_cert.pem is in fact the request , and server_cert_signed.pem should be server_cert.pem (we will rename later).</text:p>
                    </text:list-item>
                  </text:list>
                </text:list-item>
                <text:list-item>
                  <text:p text:style-name="P30">Checking server_cert_signed.pem: </text:p>
                  <text:list>
                    <text:list-item>
                      <text:p text:style-name="P30">openssl x509 -in newcerts/server_cert_signed.pem -noout -text -purpose | more </text:p>
                    </text:list-item>
                  </text:list>
                </text:list-item>
              </text:list>
            </text:list-item>
          </text:list>
        </text:list-item>
      </text:list>
      <text:p text:style-name="P5"/>
      <text:p text:style-name="P5">Certificate: </text:p>
      <text:p text:style-name="P5"><text:s text:c="4"/>Data: </text:p>
      <text:p text:style-name="P5"><text:s text:c="8"/>Version: 1 (0x0) </text:p>
      <text:p text:style-name="P5"><text:s text:c="8"/>Serial Number: 1 (0x1) </text:p>
      <text:p text:style-name="P5"><text:s text:c="8"/>Signature Algorithm: md5WithRSAEncryption </text:p>
      <text:p text:style-name="P5"><text:s text:c="8"/>Issuer: C=NO, O=NORGES TEKNISK-NATURVITENSKAPELIGE UNIVERSITET NTNU, OU=Telematics, CN=Gr16 CA </text:p>
      <text:p text:style-name="P5"><text:s text:c="8"/>Validity </text:p>
      <text:p text:style-name="P5"><text:s text:c="12"/>Not Before: Feb 20 19:52:30 2008 GMT </text:p>
      <text:p text:style-name="P5"><text:s text:c="12"/>Not After : Feb 19 19:52:30 2009 GMT </text:p>
      <text:p text:style-name="P5"><text:s text:c="8"/>Subject: C=NO, O=NORGES TEKNISK-NATURVITENSKAPELIGE UNIVERSITET NTNU, OU=Telematics, CN=ttm4135.item.ntnu.no </text:p>
      <text:p text:style-name="P5"><text:s text:c="8"/>Subject Public Key Info: </text:p>
      <text:p text:style-name="P5"><text:s text:c="12"/>Public Key Algorithm: rsaEncryption </text:p>
      <text:p text:style-name="P5"><text:s text:c="12"/>RSA Public Key: (2048 bit) </text:p>
      <text:p text:style-name="P5"><text:s text:c="16"/>Modulus (2048 bit): </text:p>
      <text:p text:style-name="P5"><text:s text:c="20"/>00:c7:ce:c1:77:88:d5:72:9a:6e:dc:42:b5:3d:88: </text:p>
      <text:p text:style-name="P5"><text:s text:c="20"/>3a:62:61:8a:08:61:b4:90:98:e3:93:74:e7:c6:73: </text:p>
      <text:p text:style-name="P5"><text:soft-page-break/><text:s text:c="20"/>a8:06:37:4d:e0:98:71:31:47:cf:ca:78:26:51:a7: </text:p>
      <text:p text:style-name="P5"><text:s text:c="20"/>f0:e8:e1:81:4e:d5:d5:d8:70:f8:27:de:8f:61:40: </text:p>
      <text:p text:style-name="P5"><text:s text:c="20"/>8f:89:e9:9a:28:0c:bb:aa:8a:1b:dc:c7:7e:94:29: </text:p>
      <text:p text:style-name="P5"><text:s text:c="20"/>fb:b4:db:58:ad:7a:c7:c0:a6:8a:97:e4:68:81:a0: </text:p>
      <text:p text:style-name="P5"><text:s text:c="20"/>8a:e9:33:04:4e:cd:5f:4f:b6:d9:bb:00:a4:60:29: </text:p>
      <text:p text:style-name="P5"><text:s text:c="20"/>9c:8c:31:0e:cc:01:58:ae:02:5e:73:b7:bc:16:91: </text:p>
      <text:p text:style-name="P5"><text:s text:c="20"/>f3:18:5b:28:ae:ae:47:7d:7f:ea:88:5c:4e:e7:5c: </text:p>
      <text:p text:style-name="P5"><text:s text:c="20"/>c4:09:3f:45:6c:4b:4f:23:3c:1f:27:3f:4c:14:3b: </text:p>
      <text:p text:style-name="P5"><text:s text:c="20"/>c3:26:21:55:4a:11:a2:81:05:47:63:4e:66:06:c5: </text:p>
      <text:p text:style-name="P5"><text:s text:c="20"/>5c:bf:1f:7a:37:d0:44:51:05:d2:aa:d1:ae:d6:7e: </text:p>
      <text:p text:style-name="P5"><text:s text:c="20"/>99:98:fa:de:e3:61:94:f1:6a:8e:44:bb:60:c0:d9: </text:p>
      <text:p text:style-name="P5"><text:s text:c="20"/>3f:62:5a:99:e1:79:6f:03:26:0b:34:4b:68:4e:9a: </text:p>
      <text:p text:style-name="P5"><text:s text:c="20"/>65:46:a5:6a:65:6d:04:72:ab:dd:63:8a:82:d0:6c: </text:p>
      <text:p text:style-name="P5"><text:s text:c="20"/>6b:43:b0:b8:66:08:19:fd:b1:25:bc:8d:62:9f:12: </text:p>
      <text:p text:style-name="P5"><text:s text:c="20"/>65:54:a3:2c:f6:70:79:b8:e7:2a:bb:82:ab:49:cb: </text:p>
      <text:p text:style-name="P5"><text:s text:c="20"/>0d:07 </text:p>
      <text:p text:style-name="P5"><text:s text:c="16"/>Exponent: 65537 (0x10001) </text:p>
      <text:p text:style-name="P5"><text:s text:c="4"/>Signature Algorithm: md5WithRSAEncryption </text:p>
      <text:p text:style-name="P5"><text:s text:c="8"/>9a:8c:b4:50:33:a8:b6:5b:b9:5b:ba:45:60:0a:38:37:6b:97: </text:p>
      <text:p text:style-name="P5"><text:s text:c="8"/>02:eb:ef:c1:05:fe:5a:0e:45:c3:eb:3f:d7:0f:8f:68:c5:ad: </text:p>
      <text:p text:style-name="P5"><text:s text:c="8"/>01:95:35:14:d1:98:18:dc:4f:e2:97:8a:93:c2:77:09:89:96: </text:p>
      <text:p text:style-name="P5"><text:s text:c="8"/>12:2d:a0:c2:bb:00:cd:2f:f3:25:03:62:9c:c0:1f:0e:de:92: </text:p>
      <text:p text:style-name="P5"><text:soft-page-break/><text:s text:c="8"/>7b:36:00:b2:c5:3b:f3:03:b9:dd:1b:33:e8:f0:de:7c:9f:95: </text:p>
      <text:p text:style-name="P5"><text:s text:c="8"/>e6:a1:ca:b1:c2:2b:db:3a:17:b3:5a:92:ff:e9:2f:66:f0:79: </text:p>
      <text:p text:style-name="P5"><text:s text:c="8"/>73:4b:a7:06:7a:83:74:7a:cd:4c:72:5a:d1:d4:b4:93:96:52: </text:p>
      <text:p text:style-name="P5"><text:s text:c="8"/>43:18:bb:48:14:fe:00:0f:79:78:c0:ac:5f:09:c9:93:44:58: </text:p>
      <text:p text:style-name="P5"><text:s text:c="8"/>c9:97:1a:87:b4:ed:35:bf:ab:89:40:27:41:fb:56:83:31:e1: </text:p>
      <text:p text:style-name="P5"><text:s text:c="8"/>32:19:6a:3b:d1:ef:2e:2d:a6:43:ee:b7:90:33:92:3f:1a:a1: </text:p>
      <text:p text:style-name="P5"><text:s text:c="8"/>ab:b4:5a:91:2d:4a:7f:df:7e:a4:a8:b5:b5:1b:2a:38:41:cf: </text:p>
      <text:p text:style-name="P5"><text:s text:c="8"/>53:8d:ed:c3:91:89:74:30:ec:eb:fa:76:f5:1e:ff:32:02:d0: </text:p>
      <text:p text:style-name="P5"><text:s text:c="8"/>a2:e3:f8:f7:b1:bf:88:1b:51:61:07:87:63:b1:c6:cd:02:b6: </text:p>
      <text:p text:style-name="P5"><text:s text:c="8"/>d0:54:d7:a3:0a:04:7c:bd:ae:81:5a:ec:9a:95:6b:c6:ba:a3: </text:p>
      <text:p text:style-name="P5"><text:s text:c="8"/>85:e4:dd:74 </text:p>
      <text:p text:style-name="P5">Certificate purposes: </text:p>
      <text:p text:style-name="P5">SSL client : Yes </text:p>
      <text:p text:style-name="P5">SSL client CA : No </text:p>
      <text:p text:style-name="P5">SSL server : Yes </text:p>
      <text:p text:style-name="P5">SSL server CA : No </text:p>
      <text:p text:style-name="P5">Netscape SSL server : Yes </text:p>
      <text:p text:style-name="P5">Netscape SSL server CA : No </text:p>
      <text:p text:style-name="P5">S/MIME signing : Yes </text:p>
      <text:p text:style-name="P5">S/MIME signing CA : No </text:p>
      <text:p text:style-name="P5">S/MIME encryption : Yes </text:p>
      <text:p text:style-name="P5">S/MIME encryption CA : No </text:p>
      <text:p text:style-name="P5"><text:soft-page-break/>CRL signing : Yes </text:p>
      <text:p text:style-name="P5">CRL signing CA : No </text:p>
      <text:p text:style-name="P5">Any Purpose : Yes </text:p>
      <text:p text:style-name="P5">Any Purpose CA : Yes </text:p>
      <text:p text:style-name="P5">OCSP helper : Yes </text:p>
      <text:p text:style-name="P5">OCSP helper CA : No </text:p>
      <text:p text:style-name="P5"/>
      <text:list text:style-name="L1">
        <text:list-item text:start-value="1">
          <text:list>
            <text:list-item text:start-value="1">
              <text:list>
                <text:list-item text:start-value="1">
                  <text:p text:style-name="P30">Renaming to more understandable names:</text:p>
                  <text:list>
                    <text:list-item>
                      <text:p text:style-name="P30">server_cert.pem = server_cert.req</text:p>
                    </text:list-item>
                    <text:list-item>
                      <text:p text:style-name="P30">server_cert_signed.pem = server_cert.pem</text:p>
                    </text:list-item>
                  </text:list>
                </text:list-item>
                <text:list-item>
                  <text:p text:style-name="P30">We check again with the following commands, and everything seems be correct:</text:p>
                  <text:list>
                    <text:list-item>
                      <text:p text:style-name="P30">openssl x509 -in newcerts/server_cert.pem -noout -text -purpose | more </text:p>
                    </text:list-item>
                    <text:list-item>
                      <text:p text:style-name="P30">openssl req -in newcerts/server_cert.req -text -verify -noout </text:p>
                    </text:list-item>
                  </text:list>
                </text:list-item>
                <text:list-item>
                  <text:p text:style-name="P30">private key and certificate of the server has been copied to apache path</text:p>
                  <text:p text:style-name="P30"/>
                </text:list-item>
              </text:list>
            </text:list-item>
          </text:list>
        </text:list-item>
      </text:list>
      <text:p text:style-name="P5"/>
      <text:p text:style-name="P6">Part II </text:p>
      <text:p text:style-name="P4">19<text:span text:style-name="T1">th</text:span> February 2008</text:p>
      <text:p text:style-name="Standard">(the date is previous to the finalization of Part I because we were waiting to receive the group certificate signed)</text:p>
      <text:p text:style-name="Standard">[THIS PART WILL BE PROBABLY REPEATED FROM THE BEGINNING IN THE NEXT SESSION IN ORDER TO ANALYZE THE PROBLEMS MORE CAREFULLY]</text:p>
      <text:p text:style-name="Standard">What is the name of the person signing this Apache release? --&gt; <text:s/>Jim Jagielski</text:p>
      <text:p text:style-name="Standard">[http://httpd.apache.org/dev/verification.html]</text:p>
      <text:list text:style-name="L2">
        <text:list-item>
          <text:p text:style-name="P27">get the signature</text:p>
          <text:p text:style-name="P27"/>
        </text:list-item>
        <text:list-item>
          <text:p text:style-name="P27"><text:soft-page-break/>get the public key of the releaser from a database with many public keys:</text:p>
        </text:list-item>
      </text:list>
      <text:p text:style-name="Standard"/>
      <text:p text:style-name="Standard">Attempt1:</text:p>
      <text:p text:style-name="Standard">gpg --keyserver pgpkeys.mit.edu --recv-key DE885DD3 </text:p>
      <text:p text:style-name="Standard">gpg: requesting key DE885DD3 from hkp server pgpkeys.mit.edu </text:p>
      <text:p text:style-name="Standard">gpg: key DE885DD3: duplicated user ID detected - merged </text:p>
      <text:p text:style-name="Standard">gpg: key DE885DD3: public key "Sander Striker &lt;striker@apache.org&gt;" imported </text:p>
      <text:p text:style-name="Standard">gpg: no ultimately trusted keys found </text:p>
      <text:p text:style-name="Standard">gpg: Total number processed: 1 </text:p>
      <text:p text:style-name="Standard">gpg: <text:s text:c="14"/>imported: 1 </text:p>
      <text:p text:style-name="Standard"/>
      <text:p text:style-name="Standard">Why does this public key have a duplicated user?</text:p>
      <text:p text:style-name="Standard"/>
      <text:p text:style-name="Standard">There is a duplicated user...but anyway this was not the public key necessary (we have to download the public key of 08C975E5 </text:p>
      <text:p text:style-name="Standard"/>
      <text:p text:style-name="Standard">Attempt 2:</text:p>
      <text:p text:style-name="Standard">gpg --keyserver pgpkeys.mit.edu --recv-key 08C975E5 </text:p>
      <text:p text:style-name="Standard"/>
      <text:p text:style-name="Standard">gpg: requesting key 08C975E5 from hkp server pgpkeys.mit.edu </text:p>
      <text:p text:style-name="Standard">gpg: key 08C975E5: duplicated user ID detected - merged </text:p>
      <text:p text:style-name="Standard">gpg: key 08C975E5: public key "Jim Jagielski &lt;jim@apache.org&gt;" imported </text:p>
      <text:p text:style-name="Standard">gpg: no ultimately trusted keys found </text:p>
      <text:p text:style-name="Standard">gpg: Total number processed: 1 </text:p>
      <text:p text:style-name="Standard">gpg: <text:s text:c="14"/>imported: 1 </text:p>
      <text:p text:style-name="Standard"/>
      <text:p text:style-name="Standard">It is DUPLICATED AS WELL!</text:p>
      <text:p text:style-name="Standard"/>
      <text:p text:style-name="Standard">But, with this one we can verify the signature (with a public key we have also to verify)</text:p>
      <text:p text:style-name="Standard"/>
      <text:p text:style-name="Standard">gpg: requesting key 08C975E5 from hkp server pgpkeys.mit.edu </text:p>
      <text:p text:style-name="Standard">gpg: key 08C975E5: duplicated user ID detected - merged </text:p>
      <text:p text:style-name="Standard">gpg: key 08C975E5: public key "Jim Jagielski &lt;jim@apache.org&gt;" imported </text:p>
      <text:p text:style-name="Standard">gpg: no ultimately trusted keys found </text:p>
      <text:p text:style-name="Standard">gpg: Total number processed: 1 </text:p>
      <text:p text:style-name="Standard">gpg: <text:s text:c="14"/>imported: 1 </text:p>
      <text:p text:style-name="Standard"/>
      <text:p text:style-name="Standard">Ask about the process, this is what we understand:</text:p>
      <text:p text:style-name="Standard"/>
      <text:p text:style-name="Standard">About Apache:</text:p>
      <text:p text:style-name="Standard">We have the file and the signature of this file (specific), that has been created through the SIGNATURE <text:soft-page-break/>(“unique for the user”) <text:s/>for this file.</text:p>
      <text:p text:style-name="Standard"/>
      <text:p text:style-name="Standard">So we can compare that with the hash function case in this way:</text:p>
      <text:p text:style-name="Standard">source file = source file</text:p>
      <text:p text:style-name="Standard">process of signing the file with the USER SIGNATURE = apply the hash function to the source file</text:p>
      <text:p text:style-name="Standard">signature of the file (.asc) = to the fingerprint</text:p>
      <text:p text:style-name="Standard"/>
      <text:p text:style-name="Standard">Finally, the problem we have is to verify the public key we have downloaded in order to verify that the signature of the file is real, is to verify that this public key is really the public key. </text:p>
      <text:p text:style-name="Standard">We can achieve that trusting that the public key from the website is real.</text:p>
      <text:p text:style-name="P5"/>
      <text:p text:style-name="P5">24<text:span text:style-name="T1">th</text:span> February 2008</text:p>
      <text:list text:style-name="L3">
        <text:list-item>
          <text:p text:style-name="P50">TODO: Re-check fingerprints (ask in the next lab session)</text:p>
        </text:list-item>
        <text:list-item>
          <text:p text:style-name="P50">Our port will be: 8100 + 10 * (16-1) = 8250</text:p>
        </text:list-item>
        <text:list-item>
          <text:p text:style-name="P50">So our port range will be: 8250 – 8259</text:p>
        </text:list-item>
        <text:list-item>
          <text:p text:style-name="P50">Compiling and installing:</text:p>
          <text:list>
            <text:list-item>
              <text:p text:style-name="P50">./configure --prefix=/home/gr16/apache/ --enable-ssl –enable-moduel=so </text:p>
            </text:list-item>
            <text:list-item>
              <text:p text:style-name="P50">make</text:p>
            </text:list-item>
            <text:list-item>
              <text:p text:style-name="P50">make install</text:p>
            </text:list-item>
            <text:list-item>
              <text:p text:style-name="P50">The process seems to be accomplished successfully </text:p>
            </text:list-item>
          </text:list>
        </text:list-item>
        <text:list-item>
          <text:p text:style-name="P50">Configure httpd</text:p>
          <text:list>
            <text:list-item>
              <text:p text:style-name="P50">Change Listen 80 to Listen 8250 in httpd.conf</text:p>
            </text:list-item>
            <text:list-item>
              <text:p text:style-name="P50">Run the sever: bin/apachectl start </text:p>
            </text:list-item>
            <text:list-item>
              <text:p text:style-name="P50">Verifying: <text:a xlink:type="simple" xlink:href="http://ttm4135.item.ntnu.no:8250/">http://ttm4135.item.ntnu.no:8250/</text:a> </text:p>
            </text:list-item>
            <text:list-item>
              <text:p text:style-name="P50">It works!</text:p>
            </text:list-item>
            <text:list-item>
              <text:p text:style-name="P50">Changing htdocs/index.html message to “Group 16 server for TTM4135 exercises”</text:p>
            </text:list-item>
            <text:list-item>
              <text:p text:style-name="P50">Verifying: <text:a xlink:type="simple" xlink:href="http://ttm4135.item.ntnu.no:8250/">http://ttm4135.item.ntnu.no:8250/</text:a> </text:p>
            </text:list-item>
            <text:list-item>
              <text:p text:style-name="P50"><text:soft-page-break/>First attempt shows the old message, probably because of the browser cache.</text:p>
            </text:list-item>
            <text:list-item>
              <text:p text:style-name="P50">After cleaning browser cache, the page showed is the one we have just modified. OK</text:p>
            </text:list-item>
            <text:list-item>
              <text:p text:style-name="P50">Ask about: “recall the group's range of communication ports” . We do not understand what do we have to do</text:p>
            </text:list-item>
          </text:list>
        </text:list-item>
      </text:list>
      <text:p text:style-name="P5"/>
      <text:p text:style-name="P5">Virtual hosts</text:p>
      <text:list text:style-name="L4">
        <text:list-item>
          <text:p text:style-name="P68">Based on: <text:a xlink:type="simple" xlink:href="http://httpd.apache.org/docs/2.2/vhosts/name-based.html">http://httpd.apache.org/docs/2.2/vhosts/name-based.html</text:a></text:p>
        </text:list-item>
        <text:list-item>
          <text:p text:style-name="P68">Created and added group.conf</text:p>
        </text:list-item>
        <text:list-item>
          <text:p text:style-name="P68">Test creating vhost with the same information than previous:</text:p>
          <text:list>
            <text:list-item>
              <text:p text:style-name="P68">#To use name-based virtual hosting, you must designate the IP address </text:p>
            </text:list-item>
            <text:list-item>
              <text:p text:style-name="P68">#(and possibly port) on the server that will be accepting requests for </text:p>
            </text:list-item>
            <text:list-item>
              <text:p text:style-name="P68">#the hosts. This is configured using the NameVirtualHost directive. </text:p>
            </text:list-item>
            <text:list-item>
              <text:p text:style-name="P68">NameVirtualHost *:8250 </text:p>
            </text:list-item>
            <text:list-item>
              <text:p text:style-name="P68">&lt;VirtualHost *:8250&gt; </text:p>
            </text:list-item>
            <text:list-item>
              <text:p text:style-name="P68">ServerAdmin davidro@stud.ntnu.no </text:p>
            </text:list-item>
            <text:list-item>
              <text:p text:style-name="P68">DocumentRoot /home/gr16/apache/htdocs </text:p>
            </text:list-item>
            <text:list-item>
              <text:p text:style-name="P68">ServerName ttm4135.item.ntnu.no </text:p>
            </text:list-item>
            <text:list-item>
              <text:p text:style-name="P68">&lt;Directory /home/gr16/apache/htdocs&gt; </text:p>
            </text:list-item>
            <text:list-item>
              <text:p text:style-name="P68">Options +Indexes </text:p>
            </text:list-item>
            <text:list-item>
              <text:p text:style-name="P68">Allow from all </text:p>
            </text:list-item>
            <text:list-item>
              <text:p text:style-name="P68">&lt;/Directory&gt; </text:p>
            </text:list-item>
            <text:list-item>
              <text:p text:style-name="P68">&lt;/VirtualHost&gt; </text:p>
            </text:list-item>
          </text:list>
        </text:list-item>
        <text:list-item>
          <text:p text:style-name="P68">Question. Who are the options finally taken (because we have the same configuration)</text:p>
        </text:list-item>
        <text:list-item>
          <text:p text:style-name="P68"><text:soft-page-break/>Example: We are going to create another directory, and change in the vHost configuration:</text:p>
          <text:list>
            <text:list-item>
              <text:p text:style-name="P68">DocumentRoot /home/gr16/apache/vhost1 </text:p>
            </text:list-item>
            <text:list-item>
              <text:p text:style-name="P68">ServerName ttm4135.item.ntnu.no </text:p>
            </text:list-item>
            <text:list-item>
              <text:p text:style-name="P68">&lt;Directory /home/gr16/apache/vhost1&gt; </text:p>
            </text:list-item>
          </text:list>
        </text:list-item>
      </text:list>
      <text:list text:style-name="L5">
        <text:list-item>
          <text:p text:style-name="P89">It took the changes in VirtualHost directive...so it seems in case of duplicated info, it takes the last one</text:p>
        </text:list-item>
        <text:list-item>
          <text:p text:style-name="P89">Adding vhost 2:</text:p>
          <text:list>
            <text:list-item>
              <text:p text:style-name="P89">Adding listening in another port: 8251 in httpd.conf</text:p>
            </text:list-item>
            <text:list-item>
              <text:p text:style-name="P89">Adding Virtual host directives in group.conf</text:p>
            </text:list-item>
          </text:list>
        </text:list-item>
      </text:list>
      <text:p text:style-name="P5"/>
      <text:p text:style-name="P5">Configure ssl</text:p>
      <text:list text:style-name="L6">
        <text:list-item>
          <text:p text:style-name="P93">vhost1 will be http server, and vhost2 will be htpps server (we already did this part)</text:p>
        </text:list-item>
        <text:list-item>
          <text:p text:style-name="P93">So now, we have two different servers running over the same machine executing one only instance of apache (this is more elegant than execute two instances of apache)</text:p>
        </text:list-item>
        <text:list-item>
          <text:p text:style-name="P93">Reading: <text:a xlink:type="simple" xlink:href="http://httpd.apache.org/docs/2.2/ssl/">http://httpd.apache.org/docs/2.2/ssl/</text:a><text:a xlink:type="simple" xlink:href="http://httpd.apache.org/docs/2.2/ssl/"> and </text:a><text:a xlink:type="simple" xlink:href="http://www.modssl.org/docs/2.8/ssl_overview.html">http://www.modssl.org/docs/2.8/ssl_overview.html</text:a></text:p>
        </text:list-item>
        <text:list-item>
          <text:p text:style-name="P93">Adding paths to certificates in group.cfn (in vhost2 section):</text:p>
          <text:list>
            <text:list-item>
              <text:p text:style-name="P93">SSLCertificateFile = /home/gr16/ca/private/newcerts/server_cert.pem</text:p>
            </text:list-item>
            <text:list-item>
              <text:p text:style-name="P93">SSLCertificateKeyFile = /home/gr16/ca/private/newcerts/sever_key.pem</text:p>
            </text:list-item>
          </text:list>
        </text:list-item>
      </text:list>
      <text:list text:style-name="L7">
        <text:list-item>
          <text:p text:style-name="P99">Creating Certificate Chain: /home/gr16/ca/private/newcerts/cert_chain.pem by concatenating all the certificates from group to root</text:p>
          <text:list>
            <text:list-item>
              <text:p text:style-name="P99">SSLCertificateChainFile = /home/gr16/ca/private/newcerts/cert_chain.pem</text:p>
            </text:list-item>
          </text:list>
        </text:list-item>
        <text:list-item>
          <text:p text:style-name="P99">But we are not still authenticating</text:p>
        </text:list-item>
      </text:list>
      <text:p text:style-name="P5"/>
      <text:p text:style-name="P5"><text:soft-page-break/>Client Authentication</text:p>
      <text:list text:style-name="L8">
        <text:list-item>
          <text:p text:style-name="P102">Creating new file system (htdocs/secure, htdocs/secure/restristect), deleting the one we use for our tests (vhost1,vhost2) and making necessary changes in group.cnf</text:p>
        </text:list-item>
        <text:list-item>
          <text:p text:style-name="P102">Creating html test files, restarting apache and cheking...Changes work properly</text:p>
        </text:list-item>
        <text:list-item>
          <text:p text:style-name="P102">Reading: <text:a xlink:type="simple" xlink:href="http://httpd.apache.org/docs/2.2/ssl/ssl_howto.html">http://httpd.apache.org/docs/2.2/ssl/ssl_howto.html</text:a><text:a xlink:type="simple" xlink:href="http://httpd.apache.org/docs/2.2/ssl/ssl_howto.html"> and </text:a><text:a xlink:type="simple" xlink:href="http://httpd.apache.org/docs/2.2/mod/mod_ssl.html#sslrequire">http://httpd.apache.org/docs/2.2/mod/mod_ssl.html#sslrequire</text:a></text:p>
        </text:list-item>
        <text:list-item>
          <text:p text:style-name="P102">We should use SSLRequire directives</text:p>
        </text:list-item>
      </text:list>
      <text:p text:style-name="P7">Configuring /gr16/apache/htdocs/secure</text:p>
      <text:list text:style-name="L8">
        <text:list-item text:start-value="1">
          <text:list>
            <text:list-item text:start-value="1">
              <text:p text:style-name="P102">For .../secure, it would be enough adding:</text:p>
            </text:list-item>
            <text:list-item>
              <text:p text:style-name="P102"><text:bookmark text:name="SSLRequireSSL"/>SSLRequireSSL <text:bookmark text:name="sslrequiressl"/>Directive</text:p>
            </text:list-item>
          </text:list>
        </text:list-item>
      </text:list>
      <table:table table:name="Table1" table:style-name="Table1">
        <table:table-column table:style-name="Table1.A"/>
        <table:table-column table:style-name="Table1.B"/>
        <table:table-row>
          <table:table-cell table:style-name="Table1.A1" office:value-type="string">
            <text:p text:style-name="Table_20_Heading"><text:a xlink:type="simple" xlink:href="http://httpd.apache.org/docs/2.2/mod/directive-dict.html#Description">Description:</text:a></text:p>
          </table:table-cell>
          <table:table-cell table:style-name="Table1.A1" office:value-type="string">
            <text:p text:style-name="Table_20_Contents">Deny access when SSL is not used for the HTTP request</text:p>
          </table:table-cell>
        </table:table-row>
        <table:table-row>
          <table:table-cell table:style-name="Table1.A1" office:value-type="string">
            <text:p text:style-name="Table_20_Heading"><text:a xlink:type="simple" xlink:href="http://httpd.apache.org/docs/2.2/mod/directive-dict.html#Syntax">Syntax:</text:a></text:p>
          </table:table-cell>
          <table:table-cell table:style-name="Table1.A1" office:value-type="string">
            <text:p text:style-name="Table_20_Contents"><text:span text:style-name="Source_20_Text">SSLRequireSSL</text:span></text:p>
          </table:table-cell>
        </table:table-row>
        <table:table-row>
          <table:table-cell table:style-name="Table1.A1" office:value-type="string">
            <text:p text:style-name="Table_20_Heading"><text:a xlink:type="simple" xlink:href="http://httpd.apache.org/docs/2.2/mod/directive-dict.html#Context">Context:</text:a></text:p>
          </table:table-cell>
          <table:table-cell table:style-name="Table1.A1" office:value-type="string">
            <text:p text:style-name="Table_20_Contents">directory, .htaccess</text:p>
          </table:table-cell>
        </table:table-row>
        <table:table-row>
          <table:table-cell table:style-name="Table1.A1" office:value-type="string">
            <text:p text:style-name="Table_20_Heading"><text:a xlink:type="simple" xlink:href="http://httpd.apache.org/docs/2.2/mod/directive-dict.html#Override">Override:</text:a></text:p>
          </table:table-cell>
          <table:table-cell table:style-name="Table1.A1" office:value-type="string">
            <text:p text:style-name="Table_20_Contents">AuthConfig</text:p>
          </table:table-cell>
        </table:table-row>
        <table:table-row>
          <table:table-cell table:style-name="Table1.A1" office:value-type="string">
            <text:p text:style-name="Table_20_Heading"><text:a xlink:type="simple" xlink:href="http://httpd.apache.org/docs/2.2/mod/directive-dict.html#Status">Status:</text:a></text:p>
          </table:table-cell>
          <table:table-cell table:style-name="Table1.A1" office:value-type="string">
            <text:p text:style-name="Table_20_Contents">Extension</text:p>
          </table:table-cell>
        </table:table-row>
        <table:table-row>
          <table:table-cell table:style-name="Table1.A1" office:value-type="string">
            <text:p text:style-name="Table_20_Heading"><text:a xlink:type="simple" xlink:href="http://httpd.apache.org/docs/2.2/mod/directive-dict.html#Module">Module:</text:a></text:p>
          </table:table-cell>
          <table:table-cell table:style-name="Table1.A1" office:value-type="string">
            <text:p text:style-name="Table_20_Contents">mod_ssl</text:p>
          </table:table-cell>
        </table:table-row>
      </table:table>
      <text:p text:style-name="Text_20_body">This directive forbids access unless HTTP over SSL (i.e. HTTPS) is enabled for the current connection. This is very handy inside the SSL-enabled virtual host or directories for defending against configuration errors that expose stuff that should be protected. When this directive is present all requests are denied which are not using SSL.</text:p>
      <text:h text:style-name="Heading_20_3" text:outline-level="3" text:is-list-header="true">Example</text:h>
      <text:p text:style-name="Text_20_body"><text:span text:style-name="Source_20_Text">SSLRequireSSL </text:span></text:p>
      <text:p text:style-name="P5"/>
      <text:list text:style-name="L9">
        <text:list-item>
          <text:p text:style-name="P108">We have also to start the SSL service adding SSLEngine on in the Virtual host Context</text:p>
        </text:list-item>
        <text:list-item>
          <text:p text:style-name="P108">So, for /secure, the following changes are applied:</text:p>
        </text:list-item>
        <text:list-item>
          <text:p text:style-name="P108">...</text:p>
        </text:list-item>
        <text:list-item>
          <text:p text:style-name="P108">#Enable/Disable SSL for this virtual host. </text:p>
        </text:list-item>
        <text:list-item>
          <text:p text:style-name="P108"><text:soft-page-break/>SSLEngine on </text:p>
        </text:list-item>
        <text:list-item>
          <text:p text:style-name="P108"/>
        </text:list-item>
        <text:list-item>
          <text:p text:style-name="P108">&lt;Directory /home/gr16/apache/htdocs/secure&gt; </text:p>
        </text:list-item>
        <text:list-item>
          <text:p text:style-name="P108">SSLRequireSSL </text:p>
        </text:list-item>
        <text:list-item>
          <text:p text:style-name="P108">Options +Indexes </text:p>
        </text:list-item>
        <text:list-item>
          <text:p text:style-name="P108">Allow from all </text:p>
        </text:list-item>
        <text:list-item>
          <text:p text:style-name="P108">&lt;/Directory&gt; </text:p>
        </text:list-item>
        <text:list-item>
          <text:p text:style-name="P108">It seems to work properly: if we try to connect with http returns and error, and when we try to connect with https we have to accept the certificate and show the index.html of vhost2 properly</text:p>
        </text:list-item>
      </text:list>
      <text:p text:style-name="P5"/>
      <text:p text:style-name="P7">Configuring /gr16/apache/htdocs/secure/admin</text:p>
      <text:list text:style-name="L10">
        <text:list-item>
          <text:p text:style-name="P120">In this case, we will have to use SSLRequire directives. We have started with this one because the regular expression to use seems to be easier to find.</text:p>
        </text:list-item>
        <text:list-item>
          <text:p text:style-name="P211"><text:span text:style-name="T2">Reading again </text:span><text:a xlink:type="simple" xlink:href="http://httpd.apache.org/docs/2.2/mod/mod_ssl.html#sslrequire">http://httpd.apache.org/docs/2.2/mod/mod_ssl.html#sslrequire</text:a></text:p>
        </text:list-item>
        <text:list-item>
          <text:p text:style-name="P120">Reading again httpd-ssl.conf</text:p>
        </text:list-item>
        <text:list-item>
          <text:p text:style-name="P120">To get access to SSL environment variables, we add SSLOptions +StdEnvVars </text:p>
        </text:list-item>
        <text:list-item>
          <text:p text:style-name="P120">If we try to connect, returns error -12227...it should work because I have certificate signed by NTNU CA (the one that I used for register in the group).</text:p>
        </text:list-item>
        <text:list-item>
          <text:p text:style-name="P120">WHY?. Ask in the lab</text:p>
        </text:list-item>
        <text:list-item>
          <text:p text:style-name="P120">Anyway, we are going to think in the condition for /require, and we will ask to the teachers in the lab the next day</text:p>
        </text:list-item>
        <text:list-item>
          <text:p text:style-name="P120">WHAT IS THE PROBLEM?</text:p>
          <text:list>
            <text:list-item>
              <text:p text:style-name="P120">Error in the conditions</text:p>
            </text:list-item>
            <text:list-item>
              <text:p text:style-name="P120">Error in how to use certificates to test it</text:p>
            </text:list-item>
            <text:list-item>
              <text:p text:style-name="P120"><text:soft-page-break/>Current group.cnf version:</text:p>
            </text:list-item>
            <text:list-item>
              <text:p text:style-name="P120">#drozas- adding parameters about certificates </text:p>
            </text:list-item>
            <text:list-item>
              <text:p text:style-name="P120">#Path to server certificate </text:p>
            </text:list-item>
            <text:list-item>
              <text:p text:style-name="P120">SSLCertificateFile /home/gr16/ca/private/newcerts/server_cert.pem </text:p>
            </text:list-item>
            <text:list-item>
              <text:p text:style-name="P120">#Path to server private key </text:p>
            </text:list-item>
            <text:list-item>
              <text:p text:style-name="P120">SSLCertificateKeyFile /home/gr16/ca/private/newcerts/server_key.pem </text:p>
            </text:list-item>
            <text:list-item>
              <text:p text:style-name="P120">#Path to server certificate chain </text:p>
            </text:list-item>
            <text:list-item>
              <text:p text:style-name="P120">SSLCertificateChainFile /home/gr16/ca/private/newcerts/cert_chain.pem </text:p>
            </text:list-item>
            <text:list-item>
              <text:p text:style-name="P120"/>
            </text:list-item>
            <text:list-item>
              <text:p text:style-name="P120"/>
            </text:list-item>
            <text:list-item>
              <text:p text:style-name="P120">#To use name-based virtual hosting, you must designate the IP address </text:p>
            </text:list-item>
            <text:list-item>
              <text:p text:style-name="P120">#(and possibly port) on the server that will be accepting requests for </text:p>
            </text:list-item>
            <text:list-item>
              <text:p text:style-name="P120">#the hosts. This is configured using the NameVirtualHost directive. </text:p>
            </text:list-item>
            <text:list-item>
              <text:p text:style-name="P120"/>
            </text:list-item>
            <text:list-item>
              <text:p text:style-name="P120">#Virtual host 1 - HTTP Server </text:p>
            </text:list-item>
            <text:list-item>
              <text:p text:style-name="P120">NameVirtualHost *:8250 </text:p>
            </text:list-item>
            <text:list-item>
              <text:p text:style-name="P120">&lt;VirtualHost *:8250&gt; </text:p>
            </text:list-item>
            <text:list-item>
              <text:p text:style-name="P120">ServerAdmin davidro@stud.ntnu.no </text:p>
            </text:list-item>
            <text:list-item>
              <text:p text:style-name="P120">DocumentRoot /home/gr16/apache/htdocs </text:p>
            </text:list-item>
            <text:list-item>
              <text:p text:style-name="P120">ServerName ttm4135.item.ntnu.no </text:p>
            </text:list-item>
            <text:list-item>
              <text:p text:style-name="P120">&lt;Directory /home/gr16/apache/htdocs&gt; </text:p>
            </text:list-item>
            <text:list-item>
              <text:p text:style-name="P120">Options +Indexes </text:p>
            </text:list-item>
            <text:list-item>
              <text:p text:style-name="P120"><text:soft-page-break/>Allow from all </text:p>
            </text:list-item>
            <text:list-item>
              <text:p text:style-name="P120">&lt;/Directory&gt; </text:p>
            </text:list-item>
            <text:list-item>
              <text:p text:style-name="P120">&lt;/VirtualHost&gt; </text:p>
            </text:list-item>
            <text:list-item>
              <text:p text:style-name="P120"/>
            </text:list-item>
            <text:list-item>
              <text:p text:style-name="P120"/>
            </text:list-item>
            <text:list-item>
              <text:p text:style-name="P120">#Virtual host 2 - HTTPS Server </text:p>
            </text:list-item>
            <text:list-item>
              <text:p text:style-name="P120">NameVirtualHost *:8251 </text:p>
            </text:list-item>
            <text:list-item>
              <text:p text:style-name="P120">&lt;VirtualHost *:8251&gt; </text:p>
            </text:list-item>
            <text:list-item>
              <text:p text:style-name="P120">ServerAdmin davidro@stud.ntnu.no </text:p>
            </text:list-item>
            <text:list-item>
              <text:p text:style-name="P120">DocumentRoot /home/gr16/apache/htdocs/secure </text:p>
            </text:list-item>
            <text:list-item>
              <text:p text:style-name="P120">ServerName ttm4135.item.ntnu.no </text:p>
            </text:list-item>
            <text:list-item>
              <text:p text:style-name="P120"/>
            </text:list-item>
            <text:list-item>
              <text:p text:style-name="P120">#drozas: Enable/Disable SSL for this virtual host. </text:p>
            </text:list-item>
            <text:list-item>
              <text:p text:style-name="P120">SSLEngine on </text:p>
            </text:list-item>
            <text:list-item>
              <text:p text:style-name="P120">SSLVerifyClient none </text:p>
            </text:list-item>
            <text:list-item>
              <text:p text:style-name="P120"/>
            </text:list-item>
            <text:list-item>
              <text:p text:style-name="P120">#This directory is only accessible using HTTPS, but everybody can access </text:p>
            </text:list-item>
            <text:list-item>
              <text:p text:style-name="P120">&lt;Directory /home/gr16/apache/htdocs/secure&gt; </text:p>
            </text:list-item>
            <text:list-item>
              <text:p text:style-name="P120">SSLRequireSSL </text:p>
            </text:list-item>
            <text:list-item>
              <text:p text:style-name="P120">Options +Indexes </text:p>
            </text:list-item>
            <text:list-item>
              <text:p text:style-name="P120">Allow from all </text:p>
            </text:list-item>
            <text:list-item>
              <text:p text:style-name="P120">&lt;/Directory&gt; </text:p>
            </text:list-item>
            <text:list-item>
              <text:p text:style-name="P120"><text:soft-page-break/><text:s/></text:p>
            </text:list-item>
            <text:list-item>
              <text:p text:style-name="P120">#This directory is only accesible by all clients with an NTNU-certificate </text:p>
            </text:list-item>
            <text:list-item>
              <text:p text:style-name="P120">&lt;Directory /home/gr16/apache/htdocs/secure/admin&gt; </text:p>
            </text:list-item>
            <text:list-item>
              <text:p text:style-name="P120">SSLVerifyClient require </text:p>
            </text:list-item>
            <text:list-item>
              <text:p text:style-name="P120"/>
            </text:list-item>
            <text:list-item>
              <text:p text:style-name="P120">#drozas: get access to ssl enviroment vars </text:p>
            </text:list-item>
            <text:list-item>
              <text:p text:style-name="P120">SSLOptions +StdEnvVars </text:p>
            </text:list-item>
            <text:list-item>
              <text:p text:style-name="P120">SSLCACertificateFile /home/gr16/ca/private/newcerts/server_cert.pem </text:p>
            </text:list-item>
            <text:list-item>
              <text:p text:style-name="P120"/>
            </text:list-item>
            <text:list-item>
              <text:p text:style-name="P120">SSLRequireSSL </text:p>
            </text:list-item>
            <text:list-item>
              <text:p text:style-name="P120">SSLRequire %{SSL_CLIENT_S_DN_O} eq %{SSL_SERVER_S_DN_O} \ </text:p>
            </text:list-item>
            <text:list-item>
              <text:p text:style-name="P120">and %{SSL_CLIENT_I_DN_O} eq %{SSL_SERVER_S_DN_O} \ </text:p>
            </text:list-item>
            <text:list-item>
              <text:p text:style-name="P120"/>
            </text:list-item>
            <text:list-item>
              <text:p text:style-name="P120">Options +Indexes </text:p>
            </text:list-item>
            <text:list-item>
              <text:p text:style-name="P120">Allow from all </text:p>
            </text:list-item>
            <text:list-item>
              <text:p text:style-name="P120">&lt;/Directory&gt; </text:p>
            </text:list-item>
            <text:list-item>
              <text:p text:style-name="P120"/>
            </text:list-item>
            <text:list-item>
              <text:p text:style-name="P120">&lt;Directory /home/gr16/apache/htdocs/secure/restricted&gt; </text:p>
            </text:list-item>
            <text:list-item>
              <text:p text:style-name="P120">SSLVerifyClient require </text:p>
            </text:list-item>
            <text:list-item>
              <text:p text:style-name="P120">#At least, </text:p>
            </text:list-item>
            <text:list-item>
              <text:p text:style-name="P120">SSLVerifyDepth 3 </text:p>
            </text:list-item>
            <text:list-item>
              <text:p text:style-name="P120">#drozas: get access to ssl enviroment vars </text:p>
            </text:list-item>
            <text:list-item>
              <text:p text:style-name="P120"><text:soft-page-break/>SSLOptions +StdEnvVars </text:p>
            </text:list-item>
            <text:list-item>
              <text:p text:style-name="P120">SSLCACertificateFile /home/gr16/ca/private/newcerts/server_cert.pem </text:p>
            </text:list-item>
            <text:list-item>
              <text:p text:style-name="P120"/>
            </text:list-item>
            <text:list-item>
              <text:p text:style-name="P120">SSLRequireSSL </text:p>
            </text:list-item>
            <text:list-item>
              <text:p text:style-name="P120">SSLRequire %{SSL_CLIENT_S_DN_O} eq %{SSL_SERVER_S_DN_O} \ </text:p>
            </text:list-item>
            <text:list-item>
              <text:p text:style-name="P120">and %{SSL_CLIENT_I_DN_O} eq %{SSL_SERVER_S_DN_O} \ </text:p>
            </text:list-item>
            <text:list-item>
              <text:p text:style-name="P120">and %{SSL_CLIENT_S_DN_OU} eq %{SSL_SERVER_S_DN_OU} \ </text:p>
            </text:list-item>
            <text:list-item>
              <text:p text:style-name="P120">and %{SSL_CLIENT_S_DN_CN} in {%{SSL_SERVER_S_DN_CN}, "tm4135.item.ntnu.no"} </text:p>
            </text:list-item>
            <text:list-item>
              <text:p text:style-name="P120"><text:s/></text:p>
            </text:list-item>
            <text:list-item>
              <text:p text:style-name="P120"/>
            </text:list-item>
            <text:list-item>
              <text:p text:style-name="P120">Options +Indexes </text:p>
            </text:list-item>
            <text:list-item>
              <text:p text:style-name="P120">Allow from all </text:p>
            </text:list-item>
            <text:list-item>
              <text:p text:style-name="P120">&lt;/Directory&gt; </text:p>
            </text:list-item>
            <text:list-item>
              <text:p text:style-name="P120"/>
            </text:list-item>
            <text:list-item>
              <text:p text:style-name="P120"/>
            </text:list-item>
            <text:list-item>
              <text:p text:style-name="P120">&lt;/VirtualHost&gt; </text:p>
            </text:list-item>
          </text:list>
        </text:list-item>
      </text:list>
      <text:p text:style-name="P8"/>
      <text:p text:style-name="P8">26<text:span text:style-name="T1">th</text:span> February 2008</text:p>
      <text:list text:style-name="L11">
        <text:list-item>
          <text:p text:style-name="P213">Correcting problems in the group.conf:</text:p>
          <text:list>
            <text:list-item>
              <text:p text:style-name="P213">The SSLCACertificateFile has to be the ntnu: /home/gr16/ca/private/newcerts/ntnuca.pem </text:p>
            </text:list-item>
            <text:list-item>
              <text:p text:style-name="P213">We have to take into account the SSLVerifyDepth:</text:p>
            </text:list-item>
            <text:list-item>
              <text:p text:style-name="P304">This directive sets how deeply mod_ssl should verify before deciding that the clients don't have <text:soft-page-break/>a valid certificate. Notice that this directive can be used both in per-server and per-directory context. In per-server context it applies to the client authentication process used in the standard SSL handshake when a connection is established. In per-directory context it forces a SSL renegotation with the reconfigured client verification depth after the HTTP request was read but before the HTTP response is sent.</text:p>
            </text:list-item>
          </text:list>
        </text:list-item>
      </text:list>
      <text:p text:style-name="Text_20_body">The depth actually is the maximum number of intermediate certificate issuers, i.e. the number of CA certificates which are max allowed to be followed while verifying the client certificate. A depth of 0 means that self-signed client certificates are accepted only, the default depth of 1 means the client certificate can be self-signed or has to be signed by a CA which is directly known to the server (i.e. the CA's certificate is under <text:a xlink:type="simple" xlink:href="http://httpd.apache.org/docs/2.2/mod/mod_ssl.html#sslcacertificatepath"><text:span text:style-name="Source_20_Text">SSLCACertificatePath</text:span></text:a>), etc.</text:p>
      <text:list text:style-name="L11">
        <text:list-item text:start-value="1">
          <text:list>
            <text:list-item text:start-value="1">
              <text:p text:style-name="P213">So it will be 2 for /restricted and 3 for /admin</text:p>
            </text:list-item>
            <text:list-item>
              <text:p text:style-name="P213">We have also to check the conditions:</text:p>
              <text:list>
                <text:list-item>
                  <text:p text:style-name="P213">For admin:</text:p>
                  <text:list>
                    <text:list-item>
                      <text:p text:style-name="P213">#drozas: condition is that the client must have a certificate of NTNU </text:p>
                    </text:list-item>
                    <text:list-item>
                      <text:p text:style-name="P213">SSLRequire %{SSL_CLIENT_S_DN_O} eq %{SSL_SERVER_S_DN_O} \ </text:p>
                    </text:list-item>
                    <text:list-item>
                      <text:p text:style-name="P213">and %{SSL_CLIENT_I_DN_O} eq %{SSL_SERVER_S_DN_O} </text:p>
                    </text:list-item>
                  </text:list>
                </text:list-item>
                <text:list-item>
                  <text:p text:style-name="P213">For restricted</text:p>
                  <text:list>
                    <text:list-item>
                      <text:p text:style-name="P213">#drozas: condition is that the client must have a certificate from ntnu, </text:p>
                    </text:list-item>
                    <text:list-item>
                      <text:p text:style-name="P213">#belonging to the telematics department and being part of the staff </text:p>
                    </text:list-item>
                    <text:list-item>
                      <text:p text:style-name="P213">#(has been issued by staff ca) or being one of the members (our cn is unique, because is our e-mail addresses) </text:p>
                    </text:list-item>
                    <text:list-item>
                      <text:p text:style-name="P213">SSLRequire %{SSL_CLIENT_S_DN_O} eq %{SSL_SERVER_S_DN_O} \ </text:p>
                    </text:list-item>
                    <text:list-item>
                      <text:p text:style-name="P213">and %{SSL_CLIENT_I_DN_O} eq %{SSL_SERVER_S_DN_O} \ </text:p>
                    </text:list-item>
                    <text:list-item>
                      <text:p text:style-name="P213">and %{SSL_CLIENT_S_DN_OU} eq %{SSL_SERVER_S_DN_OU} \ </text:p>
                    </text:list-item>
                    <text:list-item>
                      <text:p text:style-name="P213">and (%{SSL_CLIENT_I_DN_CN} eq "Staff CA" or (%{SSL_CLIENT_S_DN_CN} in {"davidro@stud.ntnu.no", "<text:a xlink:type="simple" xlink:href="mailto:masse@stud.ntnu.no">masse@stud.ntnu.no</text:a>"})) </text:p>
                    </text:list-item>
                  </text:list>
                </text:list-item>
              </text:list>
            </text:list-item>
            <text:list-item>
              <text:p text:style-name="P213">Now it seems to work.</text:p>
            </text:list-item>
            <text:list-item>
              <text:p text:style-name="P213"><text:soft-page-break/>The following tests have been made:</text:p>
              <text:list>
                <text:list-item>
                  <text:p text:style-name="P213">Test to /secure</text:p>
                  <text:list>
                    <text:list-item>
                      <text:p text:style-name="P213">If we try to make a not safe connection, it returns a error: OK</text:p>
                    </text:list-item>
                    <text:list-item>
                      <text:p text:style-name="P213">If we try to make a safe connection, it works: OK</text:p>
                    </text:list-item>
                  </text:list>
                </text:list-item>
                <text:list-item>
                  <text:p text:style-name="P213">Test to secure/admin</text:p>
                  <text:list>
                    <text:list-item>
                      <text:p text:style-name="P213">If we try to connect without NTNU certificate, it returns an error: OK</text:p>
                    </text:list-item>
                    <text:list-item>
                      <text:p text:style-name="P213">If we try to connect with an NTNU certificate, it works: OK</text:p>
                    </text:list-item>
                  </text:list>
                </text:list-item>
                <text:list-item>
                  <text:p text:style-name="P213">Test to secure/restricted</text:p>
                  <text:list>
                    <text:list-item>
                      <text:p text:style-name="P213">If we try to connect without certificate, it returns an error: OK</text:p>
                    </text:list-item>
                    <text:list-item>
                      <text:p text:style-name="P213">If we try to connect with an student certificate with another e-mail (we make that by changing temporarily the condition), it returns an error: OK</text:p>
                    </text:list-item>
                    <text:list-item>
                      <text:p text:style-name="P213">If we try to connect with <text:a xlink:type="simple" xlink:href="mailto:davidro@stud.ntnu.no">davidro@stud.ntnu.no</text:a>, it works: OK</text:p>
                    </text:list-item>
                    <text:list-item>
                      <text:p text:style-name="P213">TODO: ask the teachers if they can access with a staff certificates</text:p>
                    </text:list-item>
                  </text:list>
                </text:list-item>
              </text:list>
            </text:list-item>
            <text:list-item>
              <text:p text:style-name="P213">If teachers can access, we can conclude that the part 2 is finished</text:p>
            </text:list-item>
            <text:list-item>
              <text:p text:style-name="P213">With these changes, the final state of group.conf is:</text:p>
            </text:list-item>
          </text:list>
        </text:list-item>
      </text:list>
      <text:p text:style-name="P9">#drozas- adding parameters about certificates </text:p>
      <text:p text:style-name="P9">#Path to server certificate </text:p>
      <text:p text:style-name="P9">SSLCertificateFile /home/gr16/ca/private/newcerts/server_cert.pem </text:p>
      <text:p text:style-name="P9">#Path to server private key </text:p>
      <text:p text:style-name="P9">SSLCertificateKeyFile /home/gr16/ca/private/newcerts/server_key.pem </text:p>
      <text:p text:style-name="P9">#Path to server certificate chain </text:p>
      <text:p text:style-name="P9">SSLCertificateChainFile /home/gr16/ca/private/newcerts/cert_chain.pem </text:p>
      <text:p text:style-name="P9"/>
      <text:p text:style-name="P9"><text:soft-page-break/><text:s/></text:p>
      <text:p text:style-name="P9">#To use name-based virtual hosting, you must designate the IP address </text:p>
      <text:p text:style-name="P9">#(and possibly port) on the server that will be accepting requests for </text:p>
      <text:p text:style-name="P9">#the hosts. This is configured using the NameVirtualHost directive. </text:p>
      <text:p text:style-name="P9"/>
      <text:p text:style-name="P9">#Virtual host 1 - HTTP Server </text:p>
      <text:p text:style-name="P9">NameVirtualHost *:8250 </text:p>
      <text:p text:style-name="P9">&lt;VirtualHost *:8250&gt; </text:p>
      <text:p text:style-name="P9">ServerAdmin davidro@stud.ntnu.no </text:p>
      <text:p text:style-name="P9">DocumentRoot /home/gr16/apache/htdocs </text:p>
      <text:p text:style-name="P9">ServerName ttm4135.item.ntnu.no </text:p>
      <text:p text:style-name="P9">&lt;Directory /home/gr16/apache/htdocs&gt; </text:p>
      <text:p text:style-name="P9">Options +Indexes </text:p>
      <text:p text:style-name="P9">Allow from all </text:p>
      <text:p text:style-name="P9">&lt;/Directory&gt; </text:p>
      <text:p text:style-name="P9">&lt;/VirtualHost&gt; </text:p>
      <text:p text:style-name="P9"/>
      <text:p text:style-name="P9">#Virtual host 2 - HTTPS Server </text:p>
      <text:p text:style-name="P9">NameVirtualHost *:8251 </text:p>
      <text:p text:style-name="P9">&lt;VirtualHost *:8251&gt; </text:p>
      <text:p text:style-name="P9">ServerAdmin davidro@stud.ntnu.no </text:p>
      <text:p text:style-name="P9">DocumentRoot /home/gr16/apache/htdocs/secure </text:p>
      <text:p text:style-name="P9"><text:soft-page-break/>ServerName ttm4135.item.ntnu.no </text:p>
      <text:p text:style-name="P9">#drozas: Enable/Disable SSL for this virtual host. </text:p>
      <text:p text:style-name="P9">SSLEngine on </text:p>
      <text:p text:style-name="P9">SSLVerifyClient none </text:p>
      <text:p text:style-name="P9"/>
      <text:p text:style-name="P9">#This directory is only accessible using HTTPS, but everybody can access </text:p>
      <text:p text:style-name="P9">&lt;Directory /home/gr16/apache/htdocs/secure&gt; </text:p>
      <text:p text:style-name="P9">SSLRequireSSL </text:p>
      <text:p text:style-name="P9">Options +Indexes </text:p>
      <text:p text:style-name="P9">Allow from all </text:p>
      <text:p text:style-name="P9">&lt;/Directory&gt; </text:p>
      <text:p text:style-name="P9"/>
      <text:p text:style-name="P9">#This directory is only accesible by all clients with an NTNU-certificate </text:p>
      <text:p text:style-name="P9">&lt;Directory /home/gr16/apache/htdocs/secure/admin&gt; </text:p>
      <text:p text:style-name="P9">SSLVerifyClient require </text:p>
      <text:p text:style-name="P9"/>
      <text:p text:style-name="P9">#drozas: get access to ssl enviroment vars </text:p>
      <text:p text:style-name="P9">SSLOptions +StdEnvVars </text:p>
      <text:p text:style-name="P9">#this should be ntnu </text:p>
      <text:p text:style-name="P9">SSLCACertificateFile /home/gr16/ca/private/newcerts/ntnuca.pem </text:p>
      <text:p text:style-name="P9">SSLVerifyDepth 3 </text:p>
      <text:p text:style-name="P9">SSLRequireSSL </text:p>
      <text:p text:style-name="P9"><text:soft-page-break/>#drozas: condition is that the client must have a certificate of NTNU </text:p>
      <text:p text:style-name="P9">SSLRequire %{SSL_CLIENT_S_DN_O} eq %{SSL_SERVER_S_DN_O} \ </text:p>
      <text:p text:style-name="P9">and %{SSL_CLIENT_I_DN_O} eq %{SSL_SERVER_S_DN_O} </text:p>
      <text:p text:style-name="P9"/>
      <text:p text:style-name="P9">Options +Indexes </text:p>
      <text:p text:style-name="P9">Allow from all </text:p>
      <text:p text:style-name="P9">&lt;/Directory&gt; </text:p>
      <text:p text:style-name="P9"/>
      <text:p text:style-name="P9">&lt;Directory /home/gr16/apache/htdocs/secure/restricted&gt; </text:p>
      <text:p text:style-name="P9">SSLVerifyClient require </text:p>
      <text:p text:style-name="P9"/>
      <text:p text:style-name="P9">SSLVerifyDepth 2 </text:p>
      <text:p text:style-name="P9">#drozas: get access to ssl enviroment vars </text:p>
      <text:p text:style-name="P9">SSLOptions +StdEnvVars </text:p>
      <text:p text:style-name="P9">SSLCACertificateFile /home/gr16/ca/private/newcerts/ntnuca.pem </text:p>
      <text:p text:style-name="P9"/>
      <text:p text:style-name="P9">SSLRequireSSL </text:p>
      <text:p text:style-name="P9">#drozas: condition is that the client must have a certificate from ntnu, </text:p>
      <text:p text:style-name="P9">#belonging to the telematics department and being part of the staff </text:p>
      <text:p text:style-name="P9">#(has been issued by staff ca) or being one of the members (our cn is unique, because is our e-mail addresses) </text:p>
      <text:p text:style-name="P9">SSLRequire %{SSL_CLIENT_S_DN_O} eq %{SSL_SERVER_S_DN_O} \ </text:p>
      <text:p text:style-name="P9">and %{SSL_CLIENT_I_DN_O} eq %{SSL_SERVER_S_DN_O} \ </text:p>
      <text:p text:style-name="P9"><text:soft-page-break/>and %{SSL_CLIENT_S_DN_OU} eq %{SSL_SERVER_S_DN_OU} \ </text:p>
      <text:p text:style-name="P9">and (%{SSL_CLIENT_I_DN_CN} eq "Staff CA" or (%{SSL_CLIENT_S_DN_CN} in {"davidro@stud.ntnu.no", "masse@stud.ntnu.no"})) </text:p>
      <text:p text:style-name="P9"/>
      <text:p text:style-name="P9">Options +Indexes </text:p>
      <text:p text:style-name="P9">Allow from all </text:p>
      <text:p text:style-name="P9">&lt;/Directory&gt; </text:p>
      <text:p text:style-name="P9"/>
      <text:p text:style-name="P9"/>
      <text:p text:style-name="P9">&lt;/VirtualHost&gt;</text:p>
      <text:p text:style-name="P9"/>
      <text:p text:style-name="P9"/>
      <text:list text:style-name="L12">
        <text:list-item>
          <text:p text:style-name="P245">Error reported by teachers: the certificate chain is not valid</text:p>
        </text:list-item>
        <text:list-item>
          <text:p text:style-name="P245">We made a mistake, we copy the server certificate in the chain instead of the group 16 certificate.</text:p>
          <text:list>
            <text:list-item>
              <text:p text:style-name="P245">Solved, pending of teacher's answer </text:p>
            </text:list-item>
          </text:list>
        </text:list-item>
      </text:list>
      <text:p text:style-name="P9"/>
      <text:p text:style-name="P9"/>
      <text:p text:style-name="P11">Part III – Writing a PHP application</text:p>
      <text:p text:style-name="P8">4<text:span text:style-name="T1">th</text:span> March 2008</text:p>
      <text:p text:style-name="P9">4.1-2 Install PHP and test</text:p>
      <text:list text:style-name="L13">
        <text:list-item>
          <text:p text:style-name="P248">Install commands:</text:p>
          <text:p text:style-name="P248">./configure --with-apxs2=/home/gr16/apache/bin/apxs --with-config-file-path=/home/gr16/apache/conf/php.ini --disable-cgi --disable-cli --prefix=/home/gr16/php –with-mysqli=/usr/bin/mysql_config</text:p>
          <text:p text:style-name="P248">make</text:p>
          <text:p text:style-name="P248">make install </text:p>
        </text:list-item>
        <text:list-item>
          <text:p text:style-name="P248">Output: looks right</text:p>
        </text:list-item>
        <text:list-item>
          <text:p text:style-name="P248">Copying configuration file:</text:p>
          <text:p text:style-name="P248">cp php.ini-dist ../../../apache/conf/php.ini </text:p>
        </text:list-item>
        <text:list-item>
          <text:p text:style-name="P248">Configuring apache to execute files ending with php</text:p>
          <text:p text:style-name="P248">AddType application/x-httpd-php .php</text:p>
        </text:list-item>
        <text:list-item>
          <text:p text:style-name="P248">Test works properly (it has been moved temporarily to /restricted, because only we and the staff have access): <text:a xlink:type="simple" xlink:href="https://ttm4135.item.ntnu.no:8251/restricted/test.php">https://ttm4135.item.ntnu.no:8251/restricted/test.php</text:a></text:p>
        </text:list-item>
      </text:list>
      <text:list text:style-name="L14">
        <text:list-header>
          <text:p text:style-name="P258">4.3Mysql database</text:p>
        </text:list-header>
      </text:list>
      <text:list text:style-name="L15">
        <text:list-item>
          <text:p text:style-name="P259">First version: username = PK, password in clear, but...</text:p>
          <text:list>
            <text:list-item>
              <text:p text:style-name="P259">Future improvements:</text:p>
              <text:list>
                <text:list-item>
                  <text:p text:style-name="P259">Password not clear (ex.:, using MD5)</text:p>
                </text:list-item>
                <text:list-item>
                  <text:p text:style-name="P259">Index as a primary key ?</text:p>
                </text:list-item>
              </text:list>
            </text:list-item>
          </text:list>
        </text:list-item>
        <text:list-item>
          <text:p text:style-name="P259">Testing DB, and testing some commands:</text:p>
          <text:list>
            <text:list-item>
              <text:p text:style-name="P259">SHOW DATABASES;</text:p>
            </text:list-item>
            <text:list-item>
              <text:p text:style-name="P259"><text:soft-page-break/>USE grdb16;</text:p>
            </text:list-item>
            <text:list-item>
              <text:p text:style-name="P259">SHOW TABLES; (empty)</text:p>
            </text:list-item>
          </text:list>
        </text:list-item>
        <text:list-item>
          <text:p text:style-name="P259">Script to create a simple test db ~/scripts_sql/create_test.sql:</text:p>
          <text:p text:style-name="P259">--drozas: create a very simple table </text:p>
          <text:p text:style-name="P259">CREATE TABLE IF NOT EXISTS users_test( </text:p>
          <text:p text:style-name="P259"><text:s text:c="8"/>user CHAR(15) PRIMARY KEY, </text:p>
          <text:p text:style-name="P259"><text:s text:c="8"/>pass CHAR(15) NOT NULL); </text:p>
        </text:list-item>
      </text:list>
      <text:list text:style-name="L16">
        <text:list-item>
          <text:p text:style-name="P272">Script with insert for testing: mysql&gt; source /home/gr16/sql_scripts/insert_test.sql </text:p>
        </text:list-item>
        <text:list-item>
          <text:p text:style-name="P272">Checking: SELECT * FROM users_test;</text:p>
          <text:p text:style-name="P272"/>
        </text:list-item>
        <text:list-item>
          <text:p text:style-name="P272">mysql&gt; SELECT * FROM users_test; <text:s text:c="19"/></text:p>
        </text:list-item>
        <text:list-item>
          <text:p text:style-name="P272">+------+--------+ </text:p>
        </text:list-item>
        <text:list-item>
          <text:p text:style-name="P272">| user | pass <text:s text:c="2"/>| </text:p>
        </text:list-item>
        <text:list-item>
          <text:p text:style-name="P272">+------+--------+ </text:p>
        </text:list-item>
        <text:list-item>
          <text:p text:style-name="P272">| u01 <text:s/>| pass01 | </text:p>
        </text:list-item>
        <text:list-item>
          <text:p text:style-name="P272">| u02 <text:s/>| pass02 | </text:p>
        </text:list-item>
        <text:list-item>
          <text:p text:style-name="P272">+------+--------+ </text:p>
        </text:list-item>
        <text:list-item>
          <text:p text:style-name="P272">2 rows in set (0.01 sec) </text:p>
        </text:list-item>
      </text:list>
      <text:p text:style-name="P9"/>
      <text:p text:style-name="P12">4.4 Constructing the application</text:p>
      <text:p text:style-name="P9">6<text:span text:style-name="T1">th</text:span> March 2008</text:p>
      <text:list text:style-name="L17">
        <text:list-item>
          <text:p text:style-name="P283">TODO: Explain a little bit how we have made the application</text:p>
        </text:list-item>
        <text:list-item>
          <text:p text:style-name="P283">TESTS:</text:p>
          <text:list>
            <text:list-item>
              <text:p text:style-name="P283">signup.php</text:p>
              <text:list>
                <text:list-item>
                  <text:p text:style-name="P283">Try to get access with a student certificate which not belongs to our group: not allowed (ok)</text:p>
                </text:list-item>
                <text:list-item>
                  <text:p text:style-name="P283">Duplicated entries, try to delete a value which does not exists, insert only name or only password, insert empty strings,...: not allowed (ok)</text:p>
                </text:list-item>
                <text:list-item>
                  <text:p text:style-name="P283">Inserting encryption in password: ok</text:p>
                </text:list-item>
              </text:list>
            </text:list-item>
            <text:list-item>
              <text:p text:style-name="P283">getpdf.php</text:p>
              <text:list>
                <text:list-item>
                  <text:p text:style-name="P283">Try to access without session: not allowed (ok)</text:p>
                </text:list-item>
              </text:list>
            </text:list-item>
            <text:list-item>
              <text:p text:style-name="P283">login.php</text:p>
              <text:list>
                <text:list-item>
                  <text:p text:style-name="P283">Cookies and sessions: ok</text:p>
                </text:list-item>
                <text:list-item>
                  <text:p text:style-name="P283">No user, no pass, ...: not allowed(ok)</text:p>
                </text:list-item>
                <text:list-item>
                  <text:p text:style-name="P283">Tests deleting cookies one by one and all at the time: ok</text:p>
                </text:list-item>
                <text:list-item>
                  <text:p text:style-name="P283">Testing encryption in passwords: ok</text:p>
                </text:list-item>
              </text:list>
            </text:list-item>
            <text:list-item>
              <text:p text:style-name="P283">logout.php</text:p>
              <text:list>
                <text:list-item>
                  <text:p text:style-name="P283">Redirection: ok</text:p>
                </text:list-item>
                <text:list-item>
                  <text:p text:style-name="P283">Not possible to access to pdf once we logout trying to go directly to getpdf.php: ok</text:p>
                </text:list-item>
                <text:list-item>
                  <text:p text:style-name="P283">After login out it is still possible to create a new session by going back through the browser (but the user has already validated, so it is not supposed a possible attack, it is just an interface side effect)</text:p>
                </text:list-item>
              </text:list>
            </text:list-item>
            <text:list-item>
              <text:p text:style-name="P283">TODO<text:tab/></text:p>
              <text:list>
                <text:list-item>
                  <text:p text:style-name="P283"><text:soft-page-break/>Research about possible SQL injection attacks, Cross-site attacks, etc.</text:p>
                </text:list-item>
              </text:list>
            </text:list-item>
          </text:list>
          <text:p text:style-name="P28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San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Sans"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San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Nimbus Mono L" style:font-name-asian="Nimbus Mono L" style:font-name-complex="Nimbus Mono L"/>
    </style:style>
    <style:style style:name="Bullet_5f_20_5f_Symbols" style:display-name="Bullet_20_Symbol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avid Domingo</meta:initial-creator>
    <meta:creation-date>2008-02-19T11:23:57</meta:creation-date>
    <dc:creator>txozas</dc:creator>
    <dc:date>2008-03-07T01:55:15</dc:date>
    <meta:editing-cycles>68</meta:editing-cycles>
    <meta:editing-duration>PT11H24M5S</meta:editing-duration>
    <meta:user-defined meta:name="Info 1"/>
    <meta:user-defined meta:name="Info 2"/>
    <meta:user-defined meta:name="Info 3"/>
    <meta:user-defined meta:name="Info 4"/>
    <meta:document-statistic meta:table-count="1" meta:image-count="0" meta:object-count="0" meta:page-count="30" meta:paragraph-count="596" meta:word-count="4313" meta:character-count="28697"/>
  </office:meta>
</office:document-meta>
</file>